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800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1.6689in"/>
    </style:style>
    <style:style style:name="co6" style:family="table-column">
      <style:table-column-properties fo:break-before="auto" style:column-width="2.90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true"/>
    </style:style>
    <style:style style:name="ta1" style:family="table" style:master-page-name="PageStyle_5f_Level_20_380">
      <style:table-properties table:display="true" style:writing-mode="lr-tb"/>
    </style:style>
    <style:style style:name="ta2" style:family="table" style:master-page-name="PageStyle_5f_Material_20_Seeker_20_and_20_Pizza_20_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284e3f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vel 38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Pizza and material Seeker Relationship</text:p>
          </table:table-cell>
          <table:table-cell table:style-name="ce7" table:number-columns-repeated="2"/>
          <table:table-cell table:style-name="ce10" office:value-type="string" calcext:value-type="string" table:number-columns-spanned="4" table:number-rows-spanned="1">
            <text:p>In pizza</text:p>
          </table:table-cell>
          <table:covered-table-cell table:number-columns-repeated="3"/>
          <table:table-cell table:style-name="ce7" office:value-type="string" calcext:value-type="string">
            <text:p>M.S. Stand for Material Seeker</text:p>
          </table:table-cell>
          <table:table-cell table:number-columns-repeated="1016"/>
        </table:table-row>
        <table:table-row table:style-name="ro1">
          <table:table-cell table:style-name="ce2" table:number-columns-repeated="7"/>
          <table:table-cell table:style-name="ce11"/>
          <table:table-cell table:number-columns-repeated="1016"/>
        </table:table-row>
        <table:table-row table:style-name="ro1">
          <table:table-cell table:style-name="ce3" office:value-type="string" calcext:value-type="string">
            <text:p>Levels </text:p>
          </table:table-cell>
          <table:table-cell table:style-name="ce8" office:value-type="string" calcext:value-type="string">
            <text:p>Buffs</text:p>
          </table:table-cell>
          <table:table-cell table:style-name="ce8" office:value-type="string" calcext:value-type="string">
            <text:p>CF</text:p>
          </table:table-cell>
          <table:table-cell table:style-name="ce8" office:value-type="string" calcext:value-type="string">
            <text:p>Lvl 3 M.S.</text:p>
          </table:table-cell>
          <table:table-cell table:style-name="ce8" office:value-type="string" calcext:value-type="string">
            <text:p>Already Lvl 3 M.S.</text:p>
          </table:table-cell>
          <table:table-cell table:style-name="ce8" office:value-type="string" calcext:value-type="string">
            <text:p>Lvl 4 M.S.</text:p>
          </table:table-cell>
          <table:table-cell table:style-name="ce8" office:value-type="string" calcext:value-type="string">
            <text:p>Already Lvl 4 M.S.</text:p>
          </table:table-cell>
          <table:table-cell table:style-name="ce12" office:value-type="string" calcext:value-type="string">
            <text:p>Already Lvl 3 M.S, M.S 4 calculation</text:p>
          </table:table-cell>
          <table:table-cell table:number-columns-repeated="1016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B4]" office:value-type="float" office:value="0" calcext:value-type="float">
            <text:p>0</text:p>
          </table:table-cell>
          <table:table-cell table:style-name="ce9" table:number-columns-repeated="4"/>
          <table:table-cell table:style-name="ce13"/>
          <table:table-cell table:number-columns-repeated="1016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4]+[.B5]" office:value-type="float" office:value="0" calcext:value-type="float">
            <text:p>0</text:p>
          </table:table-cell>
          <table:table-cell table:style-name="ce9" table:number-columns-repeated="4"/>
          <table:table-cell table:style-name="ce13"/>
          <table:table-cell table:number-columns-repeated="1016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5]+[.B6]" office:value-type="float" office:value="0" calcext:value-type="float">
            <text:p>0</text:p>
          </table:table-cell>
          <table:table-cell table:style-name="ce9" table:number-columns-repeated="4"/>
          <table:table-cell table:style-name="ce13"/>
          <table:table-cell table:number-columns-repeated="1016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6]+[.B7]" office:value-type="float" office:value="0" calcext:value-type="float">
            <text:p>0</text:p>
          </table:table-cell>
          <table:table-cell table:style-name="ce9" table:number-columns-repeated="4"/>
          <table:table-cell table:style-name="ce13"/>
          <table:table-cell table:number-columns-repeated="1016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7]+[.B8]" office:value-type="float" office:value="0" calcext:value-type="float">
            <text:p>0</text:p>
          </table:table-cell>
          <table:table-cell table:style-name="ce9" table:number-columns-repeated="4"/>
          <table:table-cell table:style-name="ce13"/>
          <table:table-cell table:number-columns-repeated="1016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[.C8]+[.B9]" office:value-type="float" office:value="20" calcext:value-type="float">
            <text:p>20</text:p>
          </table:table-cell>
          <table:table-cell table:style-name="ce9" office:value-type="float" office:value="162" calcext:value-type="float">
            <text:p>162</text:p>
          </table:table-cell>
          <table:table-cell table:style-name="ce9" table:formula="of:=[.D9]-144" office:value-type="float" office:value="18" calcext:value-type="float">
            <text:p>18</text:p>
          </table:table-cell>
          <table:table-cell table:style-name="ce9" office:value-type="float" office:value="270" calcext:value-type="float">
            <text:p>270</text:p>
          </table:table-cell>
          <table:table-cell table:style-name="ce9" table:formula="of:=[.F9]-252" office:value-type="float" office:value="18" calcext:value-type="float">
            <text:p>18</text:p>
          </table:table-cell>
          <table:table-cell table:style-name="ce9" table:formula="of:=[.G9]+108" office:value-type="float" office:value="126" calcext:value-type="float">
            <text:p>126</text:p>
          </table:table-cell>
          <table:table-cell table:number-columns-repeated="1016"/>
        </table:table-row>
        <table:table-row table:style-name="ro1">
          <table:table-cell table:style-name="ce4" office:value-type="float" office:value="190" calcext:value-type="float">
            <text:p>19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9]+[.B10]" office:value-type="float" office:value="20" calcext:value-type="float">
            <text:p>20</text:p>
          </table:table-cell>
          <table:table-cell table:style-name="ce9" table:number-columns-repeated="5"/>
          <table:table-cell table:number-columns-repeated="1016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10]+[.B11]" office:value-type="float" office:value="20" calcext:value-type="float">
            <text:p>20</text:p>
          </table:table-cell>
          <table:table-cell table:style-name="ce9" table:number-columns-repeated="5"/>
          <table:table-cell table:number-columns-repeated="1016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formula="of:=[.C11]+[.B12]" office:value-type="float" office:value="35" calcext:value-type="float">
            <text:p>35</text:p>
          </table:table-cell>
          <table:table-cell table:style-name="ce9" table:number-columns-repeated="5"/>
          <table:table-cell table:number-columns-repeated="1016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C12]+[.B13]" office:value-type="float" office:value="40" calcext:value-type="float">
            <text:p>40</text:p>
          </table:table-cell>
          <table:table-cell table:style-name="ce9" office:value-type="float" office:value="180" calcext:value-type="float">
            <text:p>180</text:p>
          </table:table-cell>
          <table:table-cell table:style-name="ce9" table:formula="of:=[.D13]-144" office:value-type="float" office:value="36" calcext:value-type="float">
            <text:p>36</text:p>
          </table:table-cell>
          <table:table-cell table:style-name="ce9" office:value-type="float" office:value="288" calcext:value-type="float">
            <text:p>288</text:p>
          </table:table-cell>
          <table:table-cell table:style-name="ce9" table:formula="of:=[.F13]-252" office:value-type="float" office:value="36" calcext:value-type="float">
            <text:p>36</text:p>
          </table:table-cell>
          <table:table-cell table:style-name="ce9" table:formula="of:=[.G13]+108" office:value-type="float" office:value="144" calcext:value-type="float">
            <text:p>144</text:p>
          </table:table-cell>
          <table:table-cell table:number-columns-repeated="1016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9" office:value-type="float" office:value="35" calcext:value-type="float">
            <text:p>35</text:p>
          </table:table-cell>
          <table:table-cell table:style-name="ce9" table:formula="of:=[.C13]+[.B14]" office:value-type="float" office:value="75" calcext:value-type="float">
            <text:p>75</text:p>
          </table:table-cell>
          <table:table-cell table:style-name="ce9" table:number-columns-repeated="2"/>
          <table:table-cell table:style-name="ce9" office:value-type="float" office:value="306" calcext:value-type="float">
            <text:p>306</text:p>
          </table:table-cell>
          <table:table-cell table:style-name="ce9" table:formula="of:=[.F14]-252" office:value-type="float" office:value="54" calcext:value-type="float">
            <text:p>54</text:p>
          </table:table-cell>
          <table:table-cell table:style-name="ce9" table:formula="of:=[.G14]+108" office:value-type="float" office:value="162" calcext:value-type="float">
            <text:p>162</text:p>
          </table:table-cell>
          <table:table-cell table:number-columns-repeated="1016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C14]+[.B15]" office:value-type="float" office:value="75" calcext:value-type="float">
            <text:p>75</text:p>
          </table:table-cell>
          <table:table-cell table:style-name="ce9" office:value-type="float" office:value="216" calcext:value-type="float">
            <text:p>216</text:p>
          </table:table-cell>
          <table:table-cell table:style-name="ce9" table:formula="of:=[.D15]-144" office:value-type="float" office:value="72" calcext:value-type="float">
            <text:p>72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formula="of:=[.C15]+[.B16]" office:value-type="float" office:value="90" calcext:value-type="float">
            <text:p>90</text:p>
          </table:table-cell>
          <table:table-cell table:style-name="ce9" office:value-type="float" office:value="234" calcext:value-type="float">
            <text:p>234</text:p>
          </table:table-cell>
          <table:table-cell table:style-name="ce9" table:formula="of:=[.D16]-144" office:value-type="float" office:value="90" calcext:value-type="float">
            <text:p>90</text:p>
          </table:table-cell>
          <table:table-cell table:style-name="ce9" office:value-type="float" office:value="324" calcext:value-type="float">
            <text:p>324</text:p>
          </table:table-cell>
          <table:table-cell table:style-name="ce9" table:formula="of:=[.F16]-252" office:value-type="float" office:value="72" calcext:value-type="float">
            <text:p>72</text:p>
          </table:table-cell>
          <table:table-cell table:style-name="ce9" table:formula="of:=[.G16]+108"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formula="of:=[.C16]+[.B17]" office:value-type="float" office:value="105" calcext:value-type="float">
            <text:p>105</text:p>
          </table:table-cell>
          <table:table-cell table:style-name="ce9" office:value-type="float" office:value="252" calcext:value-type="float">
            <text:p>252</text:p>
          </table:table-cell>
          <table:table-cell table:style-name="ce9" table:formula="of:=[.D17]-144" office:value-type="float" office:value="108" calcext:value-type="float">
            <text:p>108</text:p>
          </table:table-cell>
          <table:table-cell table:style-name="ce9" office:value-type="float" office:value="342" calcext:value-type="float">
            <text:p>342</text:p>
          </table:table-cell>
          <table:table-cell table:style-name="ce9" table:formula="of:=[.F17]-252" office:value-type="float" office:value="90" calcext:value-type="float">
            <text:p>90</text:p>
          </table:table-cell>
          <table:table-cell table:style-name="ce9" table:formula="of:=[.G17]+108" office:value-type="float" office:value="198" calcext:value-type="float">
            <text:p>198</text:p>
          </table:table-cell>
          <table:table-cell table:number-columns-repeated="1016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9" office:value-type="float" office:value="35" calcext:value-type="float">
            <text:p>35</text:p>
          </table:table-cell>
          <table:table-cell table:style-name="ce9" table:formula="of:=[.C17]+[.B18]" office:value-type="float" office:value="140" calcext:value-type="float">
            <text:p>140</text:p>
          </table:table-cell>
          <table:table-cell table:style-name="ce9" office:value-type="float" office:value="270" calcext:value-type="float">
            <text:p>270</text:p>
          </table:table-cell>
          <table:table-cell table:style-name="ce9" table:formula="of:=[.D18]-144" office:value-type="float" office:value="126" calcext:value-type="float">
            <text:p>126</text:p>
          </table:table-cell>
          <table:table-cell table:style-name="ce9" office:value-type="float" office:value="360" calcext:value-type="float">
            <text:p>360</text:p>
          </table:table-cell>
          <table:table-cell table:style-name="ce9" table:formula="of:=[.F18]-252" office:value-type="float" office:value="108" calcext:value-type="float">
            <text:p>108</text:p>
          </table:table-cell>
          <table:table-cell table:style-name="ce9" table:formula="of:=[.G18]+108" office:value-type="float" office:value="216" calcext:value-type="float">
            <text:p>216</text:p>
          </table:table-cell>
          <table:table-cell table:number-columns-repeated="1016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table:style-name="ce9" office:value-type="float" office:value="80" calcext:value-type="float">
            <text:p>80</text:p>
          </table:table-cell>
          <table:table-cell table:style-name="ce9" table:formula="of:=[.C18]+[.B19]" office:value-type="float" office:value="220" calcext:value-type="float">
            <text:p>220</text:p>
          </table:table-cell>
          <table:table-cell table:style-name="ce9" office:value-type="float" office:value="342" calcext:value-type="float">
            <text:p>342</text:p>
          </table:table-cell>
          <table:table-cell table:style-name="ce9" table:formula="of:=[.D19]-144" office:value-type="float" office:value="198" calcext:value-type="float">
            <text:p>198</text:p>
          </table:table-cell>
          <table:table-cell table:style-name="ce9" office:value-type="float" office:value="414" calcext:value-type="float">
            <text:p>414</text:p>
          </table:table-cell>
          <table:table-cell table:style-name="ce9" table:formula="of:=[.F19]-252" office:value-type="float" office:value="162" calcext:value-type="float">
            <text:p>162</text:p>
          </table:table-cell>
          <table:table-cell table:style-name="ce9" table:formula="of:=[.G19]+108"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9" office:value-type="float" office:value="95" calcext:value-type="float">
            <text:p>95</text:p>
          </table:table-cell>
          <table:table-cell table:style-name="ce9" table:formula="of:=[.C19]+[.B20]" office:value-type="float" office:value="315" calcext:value-type="float">
            <text:p>315</text:p>
          </table:table-cell>
          <table:table-cell table:style-name="ce9" office:value-type="float" office:value="432" calcext:value-type="float">
            <text:p>432</text:p>
          </table:table-cell>
          <table:table-cell table:style-name="ce9" table:formula="of:=[.D20]-144" office:value-type="float" office:value="288" calcext:value-type="float">
            <text:p>288</text:p>
          </table:table-cell>
          <table:table-cell table:style-name="ce9" office:value-type="float" office:value="486" calcext:value-type="float">
            <text:p>486</text:p>
          </table:table-cell>
          <table:table-cell table:style-name="ce9" table:formula="of:=[.F20]-252" office:value-type="float" office:value="234" calcext:value-type="float">
            <text:p>234</text:p>
          </table:table-cell>
          <table:table-cell table:style-name="ce9" table:formula="of:=[.G20]+108" office:value-type="float" office:value="342" calcext:value-type="float">
            <text:p>342</text:p>
          </table:table-cell>
          <table:table-cell table:number-columns-repeated="1016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table:style-name="ce9" office:value-type="float" office:value="25" calcext:value-type="float">
            <text:p>25</text:p>
          </table:table-cell>
          <table:table-cell table:style-name="ce9" table:formula="of:=[.C20]+[.B21]" office:value-type="float" office:value="340" calcext:value-type="float">
            <text:p>340</text:p>
          </table:table-cell>
          <table:table-cell table:style-name="ce9" office:value-type="float" office:value="450" calcext:value-type="float">
            <text:p>450</text:p>
          </table:table-cell>
          <table:table-cell table:style-name="ce9" table:formula="of:=[.D21]-144" office:value-type="float" office:value="306" calcext:value-type="float">
            <text:p>306</text:p>
          </table:table-cell>
          <table:table-cell table:style-name="ce9" office:value-type="float" office:value="504" calcext:value-type="float">
            <text:p>504</text:p>
          </table:table-cell>
          <table:table-cell table:style-name="ce9" table:formula="of:=[.F21]-252" office:value-type="float" office:value="252" calcext:value-type="float">
            <text:p>252</text:p>
          </table:table-cell>
          <table:table-cell table:style-name="ce9" table:formula="of:=[.G21]+108" office:value-type="float" office:value="360" calcext:value-type="float">
            <text:p>360</text:p>
          </table:table-cell>
          <table:table-cell table:number-columns-repeated="1016"/>
        </table:table-row>
        <table:table-row table:style-name="ro1">
          <table:table-cell table:style-name="ce4" office:value-type="float" office:value="310" calcext:value-type="float">
            <text:p>310</text:p>
          </table:table-cell>
          <table:table-cell table:style-name="ce9" office:value-type="float" office:value="45" calcext:value-type="float">
            <text:p>45</text:p>
          </table:table-cell>
          <table:table-cell table:style-name="ce9" table:formula="of:=[.C21]+[.B22]" office:value-type="float" office:value="385" calcext:value-type="float">
            <text:p>385</text:p>
          </table:table-cell>
          <table:table-cell table:style-name="ce9" office:value-type="float" office:value="504" calcext:value-type="float">
            <text:p>504</text:p>
          </table:table-cell>
          <table:table-cell table:style-name="ce9" table:formula="of:=[.D22]-144" office:value-type="float" office:value="360" calcext:value-type="float">
            <text:p>360</text:p>
          </table:table-cell>
          <table:table-cell table:style-name="ce9" office:value-type="float" office:value="540" calcext:value-type="float">
            <text:p>540</text:p>
          </table:table-cell>
          <table:table-cell table:style-name="ce9" table:formula="of:=[.F22]-252" office:value-type="float" office:value="288" calcext:value-type="float">
            <text:p>288</text:p>
          </table:table-cell>
          <table:table-cell table:style-name="ce9" table:formula="of:=[.G22]+108" office:value-type="float" office:value="396" calcext:value-type="float">
            <text:p>396</text:p>
          </table:table-cell>
          <table:table-cell table:number-columns-repeated="1016"/>
        </table:table-row>
        <table:table-row table:style-name="ro1">
          <table:table-cell table:style-name="ce4" office:value-type="float" office:value="320" calcext:value-type="float">
            <text:p>320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formula="of:=[.C22]+[.B23]" office:value-type="float" office:value="455" calcext:value-type="float">
            <text:p>455</text:p>
          </table:table-cell>
          <table:table-cell table:style-name="ce9" office:value-type="float" office:value="558" calcext:value-type="float">
            <text:p>558</text:p>
          </table:table-cell>
          <table:table-cell table:style-name="ce9" table:formula="of:=[.D23]-144" office:value-type="float" office:value="414" calcext:value-type="float">
            <text:p>414</text:p>
          </table:table-cell>
          <table:table-cell table:style-name="ce9" office:value-type="float" office:value="594" calcext:value-type="float">
            <text:p>594</text:p>
          </table:table-cell>
          <table:table-cell table:style-name="ce9" table:formula="of:=[.F23]-252" office:value-type="float" office:value="342" calcext:value-type="float">
            <text:p>342</text:p>
          </table:table-cell>
          <table:table-cell table:style-name="ce9" table:formula="of:=[.G23]+108" office:value-type="float" office:value="450" calcext:value-type="float">
            <text:p>450</text:p>
          </table:table-cell>
          <table:table-cell table:number-columns-repeated="1016"/>
        </table:table-row>
        <table:table-row table:style-name="ro1">
          <table:table-cell table:style-name="ce4" office:value-type="float" office:value="330" calcext:value-type="float">
            <text:p>330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formula="of:=[.C23]+[.B24]" office:value-type="float" office:value="525" calcext:value-type="float">
            <text:p>525</text:p>
          </table:table-cell>
          <table:table-cell table:style-name="ce9" office:value-type="float" office:value="612" calcext:value-type="float">
            <text:p>612</text:p>
          </table:table-cell>
          <table:table-cell table:style-name="ce9" table:formula="of:=[.D24]-144" office:value-type="float" office:value="468" calcext:value-type="float">
            <text:p>468</text:p>
          </table:table-cell>
          <table:table-cell table:style-name="ce9" office:value-type="float" office:value="630" calcext:value-type="float">
            <text:p>630</text:p>
          </table:table-cell>
          <table:table-cell table:style-name="ce9" table:formula="of:=[.F24]-252" office:value-type="float" office:value="378" calcext:value-type="float">
            <text:p>378</text:p>
          </table:table-cell>
          <table:table-cell table:style-name="ce9" table:formula="of:=[.G24]+108" office:value-type="float" office:value="486" calcext:value-type="float">
            <text:p>486</text:p>
          </table:table-cell>
          <table:table-cell table:number-columns-repeated="1016"/>
        </table:table-row>
        <table:table-row table:style-name="ro1">
          <table:table-cell table:style-name="ce4" office:value-type="float" office:value="340" calcext:value-type="float">
            <text:p>340</text:p>
          </table:table-cell>
          <table:table-cell table:style-name="ce9" office:value-type="float" office:value="55" calcext:value-type="float">
            <text:p>55</text:p>
          </table:table-cell>
          <table:table-cell table:style-name="ce9" table:formula="of:=[.C24]+[.B25]" office:value-type="float" office:value="580" calcext:value-type="float">
            <text:p>580</text:p>
          </table:table-cell>
          <table:table-cell table:style-name="ce9" office:value-type="float" office:value="666" calcext:value-type="float">
            <text:p>666</text:p>
          </table:table-cell>
          <table:table-cell table:style-name="ce9" table:formula="of:=[.D25]-144" office:value-type="float" office:value="522" calcext:value-type="float">
            <text:p>522</text:p>
          </table:table-cell>
          <table:table-cell table:style-name="ce9" office:value-type="float" office:value="684" calcext:value-type="float">
            <text:p>684</text:p>
          </table:table-cell>
          <table:table-cell table:style-name="ce9" table:formula="of:=[.F25]-252" office:value-type="float" office:value="432" calcext:value-type="float">
            <text:p>432</text:p>
          </table:table-cell>
          <table:table-cell table:style-name="ce9" table:formula="of:=[.G25]+108" office:value-type="float" office:value="540" calcext:value-type="float">
            <text:p>540</text:p>
          </table:table-cell>
          <table:table-cell table:number-columns-repeated="1016"/>
        </table:table-row>
        <table:table-row table:style-name="ro1">
          <table:table-cell table:style-name="ce4" office:value-type="float" office:value="350" calcext:value-type="float">
            <text:p>3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.C25]+[.B26]" office:value-type="float" office:value="680" calcext:value-type="float">
            <text:p>680</text:p>
          </table:table-cell>
          <table:table-cell table:style-name="ce9" office:value-type="float" office:value="756" calcext:value-type="float">
            <text:p>756</text:p>
          </table:table-cell>
          <table:table-cell table:style-name="ce9" table:formula="of:=[.D26]-144" office:value-type="float" office:value="612" calcext:value-type="float">
            <text:p>612</text:p>
          </table:table-cell>
          <table:table-cell table:style-name="ce9" office:value-type="float" office:value="756" calcext:value-type="float">
            <text:p>756</text:p>
          </table:table-cell>
          <table:table-cell table:style-name="ce9" table:formula="of:=[.F26]-252" office:value-type="float" office:value="504" calcext:value-type="float">
            <text:p>504</text:p>
          </table:table-cell>
          <table:table-cell table:style-name="ce9" table:formula="of:=[.G26]+108" office:value-type="float" office:value="612" calcext:value-type="float">
            <text:p>612</text:p>
          </table:table-cell>
          <table:table-cell table:number-columns-repeated="1016"/>
        </table:table-row>
        <table:table-row table:style-name="ro1">
          <table:table-cell table:style-name="ce4" office:value-type="float" office:value="360" calcext:value-type="float">
            <text:p>360</text:p>
          </table:table-cell>
          <table:table-cell table:style-name="ce9" office:value-type="float" office:value="85" calcext:value-type="float">
            <text:p>85</text:p>
          </table:table-cell>
          <table:table-cell table:style-name="ce9" table:formula="of:=[.C26]+[.B27]" office:value-type="float" office:value="765" calcext:value-type="float">
            <text:p>765</text:p>
          </table:table-cell>
          <table:table-cell table:style-name="ce9" office:value-type="float" office:value="846" calcext:value-type="float">
            <text:p>846</text:p>
          </table:table-cell>
          <table:table-cell table:style-name="ce9" table:formula="of:=[.D27]-144" office:value-type="float" office:value="702" calcext:value-type="float">
            <text:p>702</text:p>
          </table:table-cell>
          <table:table-cell table:style-name="ce9" office:value-type="float" office:value="810" calcext:value-type="float">
            <text:p>810</text:p>
          </table:table-cell>
          <table:table-cell table:style-name="ce9" table:formula="of:=[.F27]-252" office:value-type="float" office:value="558" calcext:value-type="float">
            <text:p>558</text:p>
          </table:table-cell>
          <table:table-cell table:style-name="ce9" table:formula="of:=[.G27]+108" office:value-type="float" office:value="666" calcext:value-type="float">
            <text:p>666</text:p>
          </table:table-cell>
          <table:table-cell table:number-columns-repeated="1016"/>
        </table:table-row>
        <table:table-row table:style-name="ro1">
          <table:table-cell table:style-name="ce4" office:value-type="float" office:value="370" calcext:value-type="float">
            <text:p>370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formula="of:=[.C27]+[.B28]" office:value-type="float" office:value="855" calcext:value-type="float">
            <text:p>855</text:p>
          </table:table-cell>
          <table:table-cell table:style-name="ce9" office:value-type="float" office:value="918" calcext:value-type="float">
            <text:p>918</text:p>
          </table:table-cell>
          <table:table-cell table:style-name="ce9" table:formula="of:=[.D28]-144" office:value-type="float" office:value="774" calcext:value-type="float">
            <text:p>774</text:p>
          </table:table-cell>
          <table:table-cell table:style-name="ce9" office:value-type="float" office:value="882" calcext:value-type="float">
            <text:p>882</text:p>
          </table:table-cell>
          <table:table-cell table:style-name="ce9" table:formula="of:=[.F28]-252" office:value-type="float" office:value="630" calcext:value-type="float">
            <text:p>630</text:p>
          </table:table-cell>
          <table:table-cell table:style-name="ce9" table:formula="of:=[.G28]+108" office:value-type="float" office:value="738" calcext:value-type="float">
            <text:p>738</text:p>
          </table:table-cell>
          <table:table-cell table:number-columns-repeated="1016"/>
        </table:table-row>
        <table:table-row table:style-name="ro1">
          <table:table-cell table:style-name="ce5" office:value-type="float" office:value="380" calcext:value-type="float">
            <text:p>380</text:p>
          </table:table-cell>
          <table:table-cell table:style-name="ce9" office:value-type="float" office:value="165" calcext:value-type="float">
            <text:p>165</text:p>
          </table:table-cell>
          <table:table-cell table:style-name="ce9" table:formula="of:=[.C28]+[.B29]" office:value-type="float" office:value="1020" calcext:value-type="float">
            <text:p>1020</text:p>
          </table:table-cell>
          <table:table-cell table:style-name="ce9" office:value-type="float" office:value="1062" calcext:value-type="float">
            <text:p>1062</text:p>
          </table:table-cell>
          <table:table-cell table:style-name="ce9" table:formula="of:=[.D29]-144" office:value-type="float" office:value="918" calcext:value-type="float">
            <text:p>918</text:p>
          </table:table-cell>
          <table:table-cell table:style-name="ce9" office:value-type="float" office:value="990" calcext:value-type="float">
            <text:p>990</text:p>
          </table:table-cell>
          <table:table-cell table:style-name="ce9" table:formula="of:=[.F29]-252" office:value-type="float" office:value="738" calcext:value-type="float">
            <text:p>738</text:p>
          </table:table-cell>
          <table:table-cell table:style-name="ce9" table:formula="of:=[.G29]+108" office:value-type="float" office:value="846" calcext:value-type="float">
            <text:p>846</text:p>
          </table:table-cell>
          <table:table-cell table:number-columns-repeated="1016"/>
        </table:table-row>
        <table:table-row table:style-name="ro1">
          <table:table-cell table:style-name="ce4" office:value-type="float" office:value="390" calcext:value-type="float">
            <text:p>390</text:p>
          </table:table-cell>
          <table:table-cell table:style-name="ce9" office:value-type="float" office:value="235" calcext:value-type="float">
            <text:p>235</text:p>
          </table:table-cell>
          <table:table-cell table:style-name="ce9" table:formula="of:=[.C29]+[.B30]" office:value-type="float" office:value="1255" calcext:value-type="float">
            <text:p>1255</text:p>
          </table:table-cell>
          <table:table-cell table:style-name="ce9" office:value-type="float" office:value="1278" calcext:value-type="float">
            <text:p>1278</text:p>
          </table:table-cell>
          <table:table-cell table:style-name="ce9" table:formula="of:=[.D30]-144" office:value-type="float" office:value="1134" calcext:value-type="float">
            <text:p>1134</text:p>
          </table:table-cell>
          <table:table-cell table:style-name="ce9" office:value-type="float" office:value="1170" calcext:value-type="float">
            <text:p>1170</text:p>
          </table:table-cell>
          <table:table-cell table:style-name="ce9" table:formula="of:=[.F30]-252" office:value-type="float" office:value="918" calcext:value-type="float">
            <text:p>918</text:p>
          </table:table-cell>
          <table:table-cell table:style-name="ce9" table:formula="of:=[.G30]+108" office:value-type="float" office:value="1026" calcext:value-type="float">
            <text:p>1026</text:p>
          </table:table-cell>
          <table:table-cell table:number-columns-repeated="1016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table:formula="of:=[.C30]+[.B31]" office:value-type="float" office:value="1380" calcext:value-type="float">
            <text:p>1380</text:p>
          </table:table-cell>
          <table:table-cell table:style-name="ce9" office:value-type="float" office:value="1386" calcext:value-type="float">
            <text:p>1386</text:p>
          </table:table-cell>
          <table:table-cell table:style-name="ce9" table:formula="of:=[.D31]-144" office:value-type="float" office:value="1242" calcext:value-type="float">
            <text:p>1242</text:p>
          </table:table-cell>
          <table:table-cell table:style-name="ce9" office:value-type="float" office:value="1260" calcext:value-type="float">
            <text:p>1260</text:p>
          </table:table-cell>
          <table:table-cell table:style-name="ce9" table:formula="of:=[.F31]-252" office:value-type="float" office:value="1008" calcext:value-type="float">
            <text:p>1008</text:p>
          </table:table-cell>
          <table:table-cell table:style-name="ce9" table:formula="of:=[.G31]+108" office:value-type="float" office:value="1116" calcext:value-type="float">
            <text:p>111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 table:number-rows-repeated="2">
          <table:table-cell table:style-name="ce6" table:number-columns-repeated="2"/>
          <table:table-cell table:number-columns-repeated="102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erial Seeker and Pizza " table:style-name="ta2">
        <table:table-column table:style-name="co1" table:number-columns-repeated="1024" table:default-cell-style-name="Default"/>
        <table:table-row table:style-name="ro3">
          <table:table-cell table:style-name="ce6" office:value-type="string" calcext:value-type="string">
            <text:p>Pizza and material Seeker Relationship</text:p>
          </table:table-cell>
          <table:table-cell table:style-name="ce6" table:number-columns-repeated="13"/>
          <table:table-cell table:number-columns-repeated="1010"/>
        </table:table-row>
        <table:table-row table:style-name="ro3" table:number-rows-repeated="2">
          <table:table-cell table:style-name="ce6" table:number-columns-repeated="14"/>
          <table:table-cell table:number-columns-repeated="1010"/>
        </table:table-row>
        <table:table-row table:style-name="ro3">
          <table:table-cell table:style-name="ce6"/>
          <table:table-cell table:style-name="ce43" office:value-type="string" calcext:value-type="string" table:number-columns-spanned="6" table:number-rows-spanned="1">
            <text:p>Crystal for level 3 it need 144 pizza to reach level 3</text:p>
          </table:table-cell>
          <table:covered-table-cell table:number-columns-repeated="5"/>
          <table:table-cell table:style-name="ce6" table:number-columns-repeated="2"/>
          <table:table-cell table:style-name="ce43" office:value-type="string" calcext:value-type="string" table:number-columns-spanned="3" table:number-rows-spanned="1">
            <text:p>Crystal for level 4 it needed 252 pizza to reach level 4</text:p>
          </table:table-cell>
          <table:covered-table-cell table:number-columns-repeated="2"/>
          <table:table-cell table:style-name="ce6" table:number-columns-repeated="2"/>
          <table:table-cell table:number-columns-repeated="1010"/>
        </table:table-row>
        <table:table-row table:style-name="ro3">
          <table:table-cell table:style-name="ce6" office:value-type="string" calcext:value-type="string">
            <text:p>Pizza</text:p>
          </table:table-cell>
          <table:table-cell table:style-name="ce16" office:value-type="string" calcext:value-type="string">
            <text:p>Pizza CF</text:p>
          </table:table-cell>
          <table:table-cell table:style-name="ce19" office:value-type="string" calcext:value-type="string">
            <text:p>Pyrite</text:p>
          </table:table-cell>
          <table:table-cell table:style-name="ce19" office:value-type="string" calcext:value-type="string">
            <text:p>Aretheria</text:p>
          </table:table-cell>
          <table:table-cell table:style-name="ce19" office:value-type="string" calcext:value-type="string">
            <text:p>Chrometal</text:p>
          </table:table-cell>
          <table:table-cell table:style-name="ce19" office:value-type="string" calcext:value-type="string">
            <text:p>Total Buffs</text:p>
          </table:table-cell>
          <table:table-cell table:style-name="ce25" office:value-type="string" calcext:value-type="string">
            <text:p>Path Level</text:p>
          </table:table-cell>
          <table:table-cell table:style-name="ce6" office:value-type="string" calcext:value-type="string">
            <text:p>Pizza</text:p>
          </table:table-cell>
          <table:table-cell table:style-name="ce16" office:value-type="string" calcext:value-type="string">
            <text:p>Pizza CF</text:p>
          </table:table-cell>
          <table:table-cell table:style-name="ce19" office:value-type="string" calcext:value-type="string">
            <text:p>Pyrite</text:p>
          </table:table-cell>
          <table:table-cell table:style-name="ce19" office:value-type="string" calcext:value-type="string">
            <text:p>Aretheria</text:p>
          </table:table-cell>
          <table:table-cell table:style-name="ce19" office:value-type="string" calcext:value-type="string">
            <text:p>Chrometal</text:p>
          </table:table-cell>
          <table:table-cell table:style-name="ce19" office:value-type="string" calcext:value-type="string">
            <text:p>Total Buffs</text:p>
          </table:table-cell>
          <table:table-cell table:style-name="ce25" office:value-type="string" calcext:value-type="string">
            <text:p>Path Level</text:p>
          </table:table-cell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A6]+144" office:value-type="float" office:value="150" calcext:value-type="float">
            <text:p>150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H6]+252" office:value-type="float" office:value="258" calcext:value-type="float">
            <text:p>258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6]+[.A7]" office:value-type="float" office:value="156" calcext:value-type="float">
            <text:p>156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6]+[.H7]" office:value-type="float" office:value="264" calcext:value-type="float">
            <text:p>264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8" table:formula="of:=[.B7]+[.A8]" office:value-type="float" office:value="162" calcext:value-type="float">
            <text:p>162</text:p>
          </table:table-cell>
          <table:table-cell table:style-name="ce20" table:number-columns-repeated="2"/>
          <table:table-cell table:style-name="ce21" office:value-type="float" office:value="4" calcext:value-type="float">
            <text:p>4</text:p>
          </table:table-cell>
          <table:table-cell table:style-name="ce22" table:formula="of:=4*5*(ROW()-5)/3" office:value-type="float" office:value="20" calcext:value-type="float">
            <text:p>20</text:p>
          </table:table-cell>
          <table:table-cell table:style-name="ce27" office:value-type="float" office:value="180" calcext:value-type="float">
            <text:p>180</text:p>
          </table:table-cell>
          <table:table-cell table:style-name="ce21" office:value-type="float" office:value="6" calcext:value-type="float">
            <text:p>6</text:p>
          </table:table-cell>
          <table:table-cell table:style-name="ce18" table:formula="of:=[.I7]+[.H8]" office:value-type="float" office:value="270" calcext:value-type="float">
            <text:p>270</text:p>
          </table:table-cell>
          <table:table-cell table:style-name="ce20" table:number-columns-repeated="2"/>
          <table:table-cell table:style-name="ce21" office:value-type="float" office:value="5" calcext:value-type="float">
            <text:p>5</text:p>
          </table:table-cell>
          <table:table-cell table:style-name="ce22" table:formula="of:=5*5*(ROW()-5)/3" office:value-type="float" office:value="25" calcext:value-type="float">
            <text:p>25</text:p>
          </table:table-cell>
          <table:table-cell table:style-name="ce27" office:value-type="float" office:value="180" calcext:value-type="float">
            <text:p>180</text:p>
          </table:table-cell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8]+[.A9]" office:value-type="float" office:value="168" calcext:value-type="float">
            <text:p>168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8]+[.H9]" office:value-type="float" office:value="276" calcext:value-type="float">
            <text:p>276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9]+[.A10]" office:value-type="float" office:value="174" calcext:value-type="float">
            <text:p>174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9]+[.H10]" office:value-type="float" office:value="282" calcext:value-type="float">
            <text:p>282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8" table:formula="of:=[.B10]+[.A11]" office:value-type="float" office:value="180" calcext:value-type="float">
            <text:p>180</text:p>
          </table:table-cell>
          <table:table-cell table:style-name="ce20" table:number-columns-repeated="2"/>
          <table:table-cell table:style-name="ce21" office:value-type="float" office:value="4" calcext:value-type="float">
            <text:p>4</text:p>
          </table:table-cell>
          <table:table-cell table:style-name="ce23" table:formula="of:=4*5*(ROW()-5)/3" office:value-type="float" office:value="40" calcext:value-type="float">
            <text:p>40</text:p>
          </table:table-cell>
          <table:table-cell table:style-name="ce27" office:value-type="float" office:value="220" calcext:value-type="float">
            <text:p>220</text:p>
          </table:table-cell>
          <table:table-cell table:style-name="ce21" office:value-type="float" office:value="6" calcext:value-type="float">
            <text:p>6</text:p>
          </table:table-cell>
          <table:table-cell table:style-name="ce18" table:formula="of:=[.I10]+[.H11]" office:value-type="float" office:value="288" calcext:value-type="float">
            <text:p>288</text:p>
          </table:table-cell>
          <table:table-cell table:style-name="ce20" table:number-columns-repeated="2"/>
          <table:table-cell table:style-name="ce21" office:value-type="float" office:value="5" calcext:value-type="float">
            <text:p>5</text:p>
          </table:table-cell>
          <table:table-cell table:style-name="ce22" table:formula="of:=5*5*(ROW()-5)/3" office:value-type="float" office:value="50" calcext:value-type="float">
            <text:p>50</text:p>
          </table:table-cell>
          <table:table-cell table:style-name="ce27" office:value-type="float" office:value="220" calcext:value-type="float">
            <text:p>220</text:p>
          </table:table-cell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1]+[.A12]" office:value-type="float" office:value="186" calcext:value-type="float">
            <text:p>186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1]+[.H12]" office:value-type="float" office:value="294" calcext:value-type="float">
            <text:p>294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2]+[.A13]" office:value-type="float" office:value="192" calcext:value-type="float">
            <text:p>192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2]+[.H13]" office:value-type="float" office:value="300" calcext:value-type="float">
            <text:p>300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3]+[.A14]" office:value-type="float" office:value="198" calcext:value-type="float">
            <text:p>198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60" calcext:value-type="float">
            <text:p>60</text:p>
          </table:table-cell>
          <table:table-cell table:style-name="ce26"/>
          <table:table-cell table:style-name="ce21" office:value-type="float" office:value="6" calcext:value-type="float">
            <text:p>6</text:p>
          </table:table-cell>
          <table:table-cell table:style-name="ce18" table:formula="of:=[.I13]+[.H14]" office:value-type="float" office:value="306" calcext:value-type="float">
            <text:p>306</text:p>
          </table:table-cell>
          <table:table-cell table:style-name="ce20" table:number-columns-repeated="2"/>
          <table:table-cell table:style-name="ce21" office:value-type="float" office:value="5" calcext:value-type="float">
            <text:p>5</text:p>
          </table:table-cell>
          <table:table-cell table:style-name="ce22" table:formula="of:=5*5*(ROW()-5)/3" office:value-type="float" office:value="75" calcext:value-type="float">
            <text:p>75</text:p>
          </table:table-cell>
          <table:table-cell table:style-name="ce27" office:value-type="float" office:value="230" calcext:value-type="float">
            <text:p>230</text:p>
          </table:table-cell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4]+[.A15]" office:value-type="float" office:value="204" calcext:value-type="float">
            <text:p>204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4]+[.H15]" office:value-type="float" office:value="312" calcext:value-type="float">
            <text:p>312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5]+[.A16]" office:value-type="float" office:value="210" calcext:value-type="float">
            <text:p>210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5]+[.H16]" office:value-type="float" office:value="318" calcext:value-type="float">
            <text:p>318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8" table:formula="of:=[.B16]+[.A17]" office:value-type="float" office:value="216" calcext:value-type="float">
            <text:p>216</text:p>
          </table:table-cell>
          <table:table-cell table:style-name="ce20" table:number-columns-repeated="2"/>
          <table:table-cell table:style-name="ce21" office:value-type="float" office:value="4" calcext:value-type="float">
            <text:p>4</text:p>
          </table:table-cell>
          <table:table-cell table:style-name="ce23" table:formula="of:=4*5*(ROW()-5)/3" office:value-type="float" office:value="80" calcext:value-type="float">
            <text:p>80</text:p>
          </table:table-cell>
          <table:table-cell table:style-name="ce27" office:value-type="float" office:value="240" calcext:value-type="float">
            <text:p>240</text:p>
          </table:table-cell>
          <table:table-cell table:style-name="ce21" office:value-type="float" office:value="6" calcext:value-type="float">
            <text:p>6</text:p>
          </table:table-cell>
          <table:table-cell table:style-name="ce18" table:formula="of:=[.I16]+[.H17]" office:value-type="float" office:value="324" calcext:value-type="float">
            <text:p>324</text:p>
          </table:table-cell>
          <table:table-cell table:style-name="ce20" table:number-columns-repeated="2"/>
          <table:table-cell table:style-name="ce21" office:value-type="float" office:value="5" calcext:value-type="float">
            <text:p>5</text:p>
          </table:table-cell>
          <table:table-cell table:style-name="ce22" table:formula="of:=5*5*(ROW()-5)/3" office:value-type="float" office:value="100" calcext:value-type="float">
            <text:p>100</text:p>
          </table:table-cell>
          <table:table-cell table:style-name="ce27" office:value-type="float" office:value="250" calcext:value-type="float">
            <text:p>250</text:p>
          </table:table-cell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7]+[.A18]" office:value-type="float" office:value="222" calcext:value-type="float">
            <text:p>222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7]+[.H18]" office:value-type="float" office:value="330" calcext:value-type="float">
            <text:p>330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8]+[.A19]" office:value-type="float" office:value="228" calcext:value-type="float">
            <text:p>228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8]+[.H19]" office:value-type="float" office:value="336" calcext:value-type="float">
            <text:p>336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8" table:formula="of:=[.B19]+[.A20]" office:value-type="float" office:value="234" calcext:value-type="float">
            <text:p>234</text:p>
          </table:table-cell>
          <table:table-cell table:style-name="ce20" table:number-columns-repeated="2"/>
          <table:table-cell table:style-name="ce21" office:value-type="float" office:value="4" calcext:value-type="float">
            <text:p>4</text:p>
          </table:table-cell>
          <table:table-cell table:style-name="ce23" table:formula="of:=4*5*(ROW()-5)/3" office:value-type="float" office:value="100" calcext:value-type="float">
            <text:p>100</text:p>
          </table:table-cell>
          <table:table-cell table:style-name="ce27" office:value-type="float" office:value="250" calcext:value-type="float">
            <text:p>250</text:p>
          </table:table-cell>
          <table:table-cell table:style-name="ce21" office:value-type="float" office:value="6" calcext:value-type="float">
            <text:p>6</text:p>
          </table:table-cell>
          <table:table-cell table:style-name="ce18" table:formula="of:=[.I19]+[.H20]" office:value-type="float" office:value="342" calcext:value-type="float">
            <text:p>342</text:p>
          </table:table-cell>
          <table:table-cell table:style-name="ce20" table:number-columns-repeated="2"/>
          <table:table-cell table:style-name="ce21" office:value-type="float" office:value="5" calcext:value-type="float">
            <text:p>5</text:p>
          </table:table-cell>
          <table:table-cell table:style-name="ce22" table:formula="of:=5*5*(ROW()-5)/3" office:value-type="float" office:value="125" calcext:value-type="float">
            <text:p>125</text:p>
          </table:table-cell>
          <table:table-cell table:style-name="ce27" office:value-type="float" office:value="260" calcext:value-type="float">
            <text:p>260</text:p>
          </table:table-cell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20]+[.A21]" office:value-type="float" office:value="240" calcext:value-type="float">
            <text:p>240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20]+[.H21]" office:value-type="float" office:value="348" calcext:value-type="float">
            <text:p>348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21]+[.A22]" office:value-type="float" office:value="246" calcext:value-type="float">
            <text:p>246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21]+[.H22]" office:value-type="float" office:value="354" calcext:value-type="float">
            <text:p>354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8" table:formula="of:=[.B22]+[.A23]" office:value-type="float" office:value="252" calcext:value-type="float">
            <text:p>252</text:p>
          </table:table-cell>
          <table:table-cell table:style-name="ce20" table:number-columns-repeated="2"/>
          <table:table-cell table:style-name="ce21" office:value-type="float" office:value="4" calcext:value-type="float">
            <text:p>4</text:p>
          </table:table-cell>
          <table:table-cell table:style-name="ce23" table:formula="of:=4*5*(ROW()-5)/3" office:value-type="float" office:value="120" calcext:value-type="float">
            <text:p>120</text:p>
          </table:table-cell>
          <table:table-cell table:style-name="ce27" office:value-type="float" office:value="260" calcext:value-type="float">
            <text:p>260</text:p>
          </table:table-cell>
          <table:table-cell table:style-name="ce21" office:value-type="float" office:value="6" calcext:value-type="float">
            <text:p>6</text:p>
          </table:table-cell>
          <table:table-cell table:style-name="ce18" table:formula="of:=[.I22]+[.H23]" office:value-type="float" office:value="360" calcext:value-type="float">
            <text:p>360</text:p>
          </table:table-cell>
          <table:table-cell table:style-name="ce20" table:number-columns-repeated="2"/>
          <table:table-cell table:style-name="ce21" office:value-type="float" office:value="5" calcext:value-type="float">
            <text:p>5</text:p>
          </table:table-cell>
          <table:table-cell table:style-name="ce22" table:formula="of:=5*5*(ROW()-5)/3" office:value-type="float" office:value="150" calcext:value-type="float">
            <text:p>150</text:p>
          </table:table-cell>
          <table:table-cell table:style-name="ce27" office:value-type="float" office:value="270" calcext:value-type="float">
            <text:p>270</text:p>
          </table:table-cell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23]+[.A24]" office:value-type="float" office:value="258" calcext:value-type="float">
            <text:p>258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23]+[.H24]" office:value-type="float" office:value="366" calcext:value-type="float">
            <text:p>366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24]+[.A25]" office:value-type="float" office:value="264" calcext:value-type="float">
            <text:p>264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24]+[.H25]" office:value-type="float" office:value="372" calcext:value-type="float">
            <text:p>372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8" table:formula="of:=[.B25]+[.A26]" office:value-type="float" office:value="270" calcext:value-type="float">
            <text:p>270</text:p>
          </table:table-cell>
          <table:table-cell table:style-name="ce20" table:number-columns-repeated="2"/>
          <table:table-cell table:style-name="ce21" office:value-type="float" office:value="4" calcext:value-type="float">
            <text:p>4</text:p>
          </table:table-cell>
          <table:table-cell table:style-name="ce23" table:formula="of:=4*5*(ROW()-5)/3" office:value-type="float" office:value="140" calcext:value-type="float">
            <text:p>140</text:p>
          </table:table-cell>
          <table:table-cell table:style-name="ce27" office:value-type="float" office:value="270" calcext:value-type="float">
            <text:p>270</text:p>
          </table:table-cell>
          <table:table-cell table:style-name="ce14" office:value-type="float" office:value="6" calcext:value-type="float">
            <text:p>6</text:p>
          </table:table-cell>
          <table:table-cell table:style-name="ce17" table:formula="of:=[.I25]+[.H26]" office:value-type="float" office:value="378" calcext:value-type="float">
            <text:p>378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175" calcext:value-type="float">
            <text:p>175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26]+[.A27]" office:value-type="float" office:value="276" calcext:value-type="float">
            <text:p>276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26]+[.H27]" office:value-type="float" office:value="384" calcext:value-type="float">
            <text:p>384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27]+[.A28]" office:value-type="float" office:value="282" calcext:value-type="float">
            <text:p>282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27]+[.H28]" office:value-type="float" office:value="390" calcext:value-type="float">
            <text:p>390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28]+[.A29]" office:value-type="float" office:value="288" calcext:value-type="float">
            <text:p>288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160" calcext:value-type="float">
            <text:p>16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28]+[.H29]" office:value-type="float" office:value="396" calcext:value-type="float">
            <text:p>396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200" calcext:value-type="float">
            <text:p>200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29]+[.A30]" office:value-type="float" office:value="294" calcext:value-type="float">
            <text:p>294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29]+[.H30]" office:value-type="float" office:value="402" calcext:value-type="float">
            <text:p>402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30]+[.A31]" office:value-type="float" office:value="300" calcext:value-type="float">
            <text:p>300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30]+[.H31]" office:value-type="float" office:value="408" calcext:value-type="float">
            <text:p>408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31]+[.A32]" office:value-type="float" office:value="306" calcext:value-type="float">
            <text:p>306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180" calcext:value-type="float">
            <text:p>180</text:p>
          </table:table-cell>
          <table:table-cell table:style-name="ce26"/>
          <table:table-cell table:style-name="ce21" office:value-type="float" office:value="6" calcext:value-type="float">
            <text:p>6</text:p>
          </table:table-cell>
          <table:table-cell table:style-name="ce18" table:formula="of:=[.I31]+[.H32]" office:value-type="float" office:value="414" calcext:value-type="float">
            <text:p>414</text:p>
          </table:table-cell>
          <table:table-cell table:style-name="ce20" table:number-columns-repeated="2"/>
          <table:table-cell table:style-name="ce21" office:value-type="float" office:value="5" calcext:value-type="float">
            <text:p>5</text:p>
          </table:table-cell>
          <table:table-cell table:style-name="ce22" table:formula="of:=5*5*(ROW()-5)/3" office:value-type="float" office:value="225" calcext:value-type="float">
            <text:p>225</text:p>
          </table:table-cell>
          <table:table-cell table:style-name="ce27" office:value-type="float" office:value="280" calcext:value-type="float">
            <text:p>280</text:p>
          </table:table-cell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32]+[.A33]" office:value-type="float" office:value="312" calcext:value-type="float">
            <text:p>312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32]+[.H33]" office:value-type="float" office:value="420" calcext:value-type="float">
            <text:p>420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33]+[.A34]" office:value-type="float" office:value="318" calcext:value-type="float">
            <text:p>318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33]+[.H34]" office:value-type="float" office:value="426" calcext:value-type="float">
            <text:p>426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34]+[.A35]" office:value-type="float" office:value="324" calcext:value-type="float">
            <text:p>324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200" calcext:value-type="float">
            <text:p>20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34]+[.H35]" office:value-type="float" office:value="432" calcext:value-type="float">
            <text:p>432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250" calcext:value-type="float">
            <text:p>250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35]+[.A36]" office:value-type="float" office:value="330" calcext:value-type="float">
            <text:p>330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35]+[.H36]" office:value-type="float" office:value="438" calcext:value-type="float">
            <text:p>438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36]+[.A37]" office:value-type="float" office:value="336" calcext:value-type="float">
            <text:p>336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36]+[.H37]" office:value-type="float" office:value="444" calcext:value-type="float">
            <text:p>444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8" table:formula="of:=[.B37]+[.A38]" office:value-type="float" office:value="342" calcext:value-type="float">
            <text:p>342</text:p>
          </table:table-cell>
          <table:table-cell table:style-name="ce20" table:number-columns-repeated="2"/>
          <table:table-cell table:style-name="ce21" office:value-type="float" office:value="4" calcext:value-type="float">
            <text:p>4</text:p>
          </table:table-cell>
          <table:table-cell table:style-name="ce23" table:formula="of:=4*5*(ROW()-5)/3" office:value-type="float" office:value="220" calcext:value-type="float">
            <text:p>220</text:p>
          </table:table-cell>
          <table:table-cell table:style-name="ce27" office:value-type="float" office:value="280" calcext:value-type="float">
            <text:p>280</text:p>
          </table:table-cell>
          <table:table-cell table:style-name="ce14" office:value-type="float" office:value="6" calcext:value-type="float">
            <text:p>6</text:p>
          </table:table-cell>
          <table:table-cell table:style-name="ce17" table:formula="of:=[.I37]+[.H38]" office:value-type="float" office:value="450" calcext:value-type="float">
            <text:p>450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275" calcext:value-type="float">
            <text:p>275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38]+[.A39]" office:value-type="float" office:value="348" calcext:value-type="float">
            <text:p>348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38]+[.H39]" office:value-type="float" office:value="456" calcext:value-type="float">
            <text:p>456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39]+[.A40]" office:value-type="float" office:value="354" calcext:value-type="float">
            <text:p>354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39]+[.H40]" office:value-type="float" office:value="462" calcext:value-type="float">
            <text:p>462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40]+[.A41]" office:value-type="float" office:value="360" calcext:value-type="float">
            <text:p>360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240" calcext:value-type="float">
            <text:p>24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40]+[.H41]" office:value-type="float" office:value="468" calcext:value-type="float">
            <text:p>468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300" calcext:value-type="float">
            <text:p>300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41]+[.A42]" office:value-type="float" office:value="366" calcext:value-type="float">
            <text:p>366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41]+[.H42]" office:value-type="float" office:value="474" calcext:value-type="float">
            <text:p>474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42]+[.A43]" office:value-type="float" office:value="372" calcext:value-type="float">
            <text:p>372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42]+[.H43]" office:value-type="float" office:value="480" calcext:value-type="float">
            <text:p>480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8" table:formula="of:=[.B43]+[.A44]" office:value-type="float" office:value="378" calcext:value-type="float">
            <text:p>378</text:p>
          </table:table-cell>
          <table:table-cell table:style-name="ce20" table:number-columns-repeated="2"/>
          <table:table-cell table:style-name="ce21" office:value-type="float" office:value="4" calcext:value-type="float">
            <text:p>4</text:p>
          </table:table-cell>
          <table:table-cell table:style-name="ce23" table:formula="of:=4*5*(ROW()-5)/3" office:value-type="float" office:value="260" calcext:value-type="float">
            <text:p>260</text:p>
          </table:table-cell>
          <table:table-cell table:style-name="ce20"/>
          <table:table-cell table:style-name="ce21" office:value-type="float" office:value="6" calcext:value-type="float">
            <text:p>6</text:p>
          </table:table-cell>
          <table:table-cell table:style-name="ce18" table:formula="of:=[.I43]+[.H44]" office:value-type="float" office:value="486" calcext:value-type="float">
            <text:p>486</text:p>
          </table:table-cell>
          <table:table-cell table:style-name="ce20" table:number-columns-repeated="2"/>
          <table:table-cell table:style-name="ce21" office:value-type="float" office:value="5" calcext:value-type="float">
            <text:p>5</text:p>
          </table:table-cell>
          <table:table-cell table:style-name="ce22" table:formula="of:=5*5*(ROW()-5)/3" office:value-type="float" office:value="325" calcext:value-type="float">
            <text:p>325</text:p>
          </table:table-cell>
          <table:table-cell table:style-name="ce27" office:value-type="float" office:value="290" calcext:value-type="float">
            <text:p>290</text:p>
          </table:table-cell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44]+[.A45]" office:value-type="float" office:value="384" calcext:value-type="float">
            <text:p>384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44]+[.H45]" office:value-type="float" office:value="492" calcext:value-type="float">
            <text:p>492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45]+[.A46]" office:value-type="float" office:value="390" calcext:value-type="float">
            <text:p>390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45]+[.H46]" office:value-type="float" office:value="498" calcext:value-type="float">
            <text:p>498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46]+[.A47]" office:value-type="float" office:value="396" calcext:value-type="float">
            <text:p>396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280" calcext:value-type="float">
            <text:p>280</text:p>
          </table:table-cell>
          <table:table-cell table:style-name="ce26"/>
          <table:table-cell table:style-name="ce21" office:value-type="float" office:value="6" calcext:value-type="float">
            <text:p>6</text:p>
          </table:table-cell>
          <table:table-cell table:style-name="ce18" table:formula="of:=[.I46]+[.H47]" office:value-type="float" office:value="504" calcext:value-type="float">
            <text:p>504</text:p>
          </table:table-cell>
          <table:table-cell table:style-name="ce20" table:number-columns-repeated="2"/>
          <table:table-cell table:style-name="ce21" office:value-type="float" office:value="5" calcext:value-type="float">
            <text:p>5</text:p>
          </table:table-cell>
          <table:table-cell table:style-name="ce22" table:formula="of:=5*5*(ROW()-5)/3" office:value-type="float" office:value="350" calcext:value-type="float">
            <text:p>350</text:p>
          </table:table-cell>
          <table:table-cell table:style-name="ce27" office:value-type="float" office:value="300" calcext:value-type="float">
            <text:p>300</text:p>
          </table:table-cell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47]+[.A48]" office:value-type="float" office:value="402" calcext:value-type="float">
            <text:p>402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47]+[.H48]" office:value-type="float" office:value="510" calcext:value-type="float">
            <text:p>510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48]+[.A49]" office:value-type="float" office:value="408" calcext:value-type="float">
            <text:p>408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48]+[.H49]" office:value-type="float" office:value="516" calcext:value-type="float">
            <text:p>516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49]+[.A50]" office:value-type="float" office:value="414" calcext:value-type="float">
            <text:p>414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300" calcext:value-type="float">
            <text:p>30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49]+[.H50]" office:value-type="float" office:value="522" calcext:value-type="float">
            <text:p>522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375" calcext:value-type="float">
            <text:p>375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50]+[.A51]" office:value-type="float" office:value="420" calcext:value-type="float">
            <text:p>420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50]+[.H51]" office:value-type="float" office:value="528" calcext:value-type="float">
            <text:p>528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51]+[.A52]" office:value-type="float" office:value="426" calcext:value-type="float">
            <text:p>426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51]+[.H52]" office:value-type="float" office:value="534" calcext:value-type="float">
            <text:p>534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8" table:formula="of:=[.B52]+[.A53]" office:value-type="float" office:value="432" calcext:value-type="float">
            <text:p>432</text:p>
          </table:table-cell>
          <table:table-cell table:style-name="ce20" table:number-columns-repeated="2"/>
          <table:table-cell table:style-name="ce21" office:value-type="float" office:value="4" calcext:value-type="float">
            <text:p>4</text:p>
          </table:table-cell>
          <table:table-cell table:style-name="ce23" table:formula="of:=4*5*(ROW()-5)/3" office:value-type="float" office:value="320" calcext:value-type="float">
            <text:p>320</text:p>
          </table:table-cell>
          <table:table-cell table:style-name="ce27" office:value-type="float" office:value="290" calcext:value-type="float">
            <text:p>290</text:p>
          </table:table-cell>
          <table:table-cell table:style-name="ce21" office:value-type="float" office:value="6" calcext:value-type="float">
            <text:p>6</text:p>
          </table:table-cell>
          <table:table-cell table:style-name="ce18" table:formula="of:=[.I52]+[.H53]" office:value-type="float" office:value="540" calcext:value-type="float">
            <text:p>540</text:p>
          </table:table-cell>
          <table:table-cell table:style-name="ce20" table:number-columns-repeated="2"/>
          <table:table-cell table:style-name="ce21" office:value-type="float" office:value="5" calcext:value-type="float">
            <text:p>5</text:p>
          </table:table-cell>
          <table:table-cell table:style-name="ce22" table:formula="of:=5*5*(ROW()-5)/3" office:value-type="float" office:value="400" calcext:value-type="float">
            <text:p>400</text:p>
          </table:table-cell>
          <table:table-cell table:style-name="ce27" office:value-type="float" office:value="310" calcext:value-type="float">
            <text:p>310</text:p>
          </table:table-cell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53]+[.A54]" office:value-type="float" office:value="438" calcext:value-type="float">
            <text:p>438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53]+[.H54]" office:value-type="float" office:value="546" calcext:value-type="float">
            <text:p>546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54]+[.A55]" office:value-type="float" office:value="444" calcext:value-type="float">
            <text:p>444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54]+[.H55]" office:value-type="float" office:value="552" calcext:value-type="float">
            <text:p>552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8" table:formula="of:=[.B55]+[.A56]" office:value-type="float" office:value="450" calcext:value-type="float">
            <text:p>450</text:p>
          </table:table-cell>
          <table:table-cell table:style-name="ce20" table:number-columns-repeated="2"/>
          <table:table-cell table:style-name="ce21" office:value-type="float" office:value="4" calcext:value-type="float">
            <text:p>4</text:p>
          </table:table-cell>
          <table:table-cell table:style-name="ce23" table:formula="of:=4*5*(ROW()-5)/3" office:value-type="float" office:value="340" calcext:value-type="float">
            <text:p>340</text:p>
          </table:table-cell>
          <table:table-cell table:style-name="ce27" office:value-type="float" office:value="300" calcext:value-type="float">
            <text:p>300</text:p>
          </table:table-cell>
          <table:table-cell table:style-name="ce14" office:value-type="float" office:value="6" calcext:value-type="float">
            <text:p>6</text:p>
          </table:table-cell>
          <table:table-cell table:style-name="ce17" table:formula="of:=[.I55]+[.H56]" office:value-type="float" office:value="558" calcext:value-type="float">
            <text:p>558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425" calcext:value-type="float">
            <text:p>425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56]+[.A57]" office:value-type="float" office:value="456" calcext:value-type="float">
            <text:p>456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56]+[.H57]" office:value-type="float" office:value="564" calcext:value-type="float">
            <text:p>564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57]+[.A58]" office:value-type="float" office:value="462" calcext:value-type="float">
            <text:p>462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57]+[.H58]" office:value-type="float" office:value="570" calcext:value-type="float">
            <text:p>570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58]+[.A59]" office:value-type="float" office:value="468" calcext:value-type="float">
            <text:p>468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360" calcext:value-type="float">
            <text:p>36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58]+[.H59]" office:value-type="float" office:value="576" calcext:value-type="float">
            <text:p>576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450" calcext:value-type="float">
            <text:p>450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59]+[.A60]" office:value-type="float" office:value="474" calcext:value-type="float">
            <text:p>474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59]+[.H60]" office:value-type="float" office:value="582" calcext:value-type="float">
            <text:p>582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60]+[.A61]" office:value-type="float" office:value="480" calcext:value-type="float">
            <text:p>480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60]+[.H61]" office:value-type="float" office:value="588" calcext:value-type="float">
            <text:p>588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61]+[.A62]" office:value-type="float" office:value="486" calcext:value-type="float">
            <text:p>486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380" calcext:value-type="float">
            <text:p>380</text:p>
          </table:table-cell>
          <table:table-cell table:style-name="ce26"/>
          <table:table-cell table:style-name="ce21" office:value-type="float" office:value="6" calcext:value-type="float">
            <text:p>6</text:p>
          </table:table-cell>
          <table:table-cell table:style-name="ce18" table:formula="of:=[.I61]+[.H62]" office:value-type="float" office:value="594" calcext:value-type="float">
            <text:p>594</text:p>
          </table:table-cell>
          <table:table-cell table:style-name="ce20" table:number-columns-repeated="2"/>
          <table:table-cell table:style-name="ce21" office:value-type="float" office:value="5" calcext:value-type="float">
            <text:p>5</text:p>
          </table:table-cell>
          <table:table-cell table:style-name="ce22" table:formula="of:=5*5*(ROW()-5)/3" office:value-type="float" office:value="475" calcext:value-type="float">
            <text:p>475</text:p>
          </table:table-cell>
          <table:table-cell table:style-name="ce27" office:value-type="float" office:value="320" calcext:value-type="float">
            <text:p>320</text:p>
          </table:table-cell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62]+[.A63]" office:value-type="float" office:value="492" calcext:value-type="float">
            <text:p>492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62]+[.H63]" office:value-type="float" office:value="600" calcext:value-type="float">
            <text:p>600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63]+[.A64]" office:value-type="float" office:value="498" calcext:value-type="float">
            <text:p>498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63]+[.H64]" office:value-type="float" office:value="606" calcext:value-type="float">
            <text:p>606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8" table:formula="of:=[.B64]+[.A65]" office:value-type="float" office:value="504" calcext:value-type="float">
            <text:p>504</text:p>
          </table:table-cell>
          <table:table-cell table:style-name="ce20" table:number-columns-repeated="2"/>
          <table:table-cell table:style-name="ce21" office:value-type="float" office:value="4" calcext:value-type="float">
            <text:p>4</text:p>
          </table:table-cell>
          <table:table-cell table:style-name="ce23" table:formula="of:=4*5*(ROW()-5)/3" office:value-type="float" office:value="400" calcext:value-type="float">
            <text:p>400</text:p>
          </table:table-cell>
          <table:table-cell table:style-name="ce27" office:value-type="float" office:value="310" calcext:value-type="float">
            <text:p>310</text:p>
          </table:table-cell>
          <table:table-cell table:style-name="ce14" office:value-type="float" office:value="6" calcext:value-type="float">
            <text:p>6</text:p>
          </table:table-cell>
          <table:table-cell table:style-name="ce17" table:formula="of:=[.I64]+[.H65]" office:value-type="float" office:value="612" calcext:value-type="float">
            <text:p>612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500" calcext:value-type="float">
            <text:p>500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65]+[.A66]" office:value-type="float" office:value="510" calcext:value-type="float">
            <text:p>510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65]+[.H66]" office:value-type="float" office:value="618" calcext:value-type="float">
            <text:p>618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66]+[.A67]" office:value-type="float" office:value="516" calcext:value-type="float">
            <text:p>516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66]+[.H67]" office:value-type="float" office:value="624" calcext:value-type="float">
            <text:p>624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67]+[.A68]" office:value-type="float" office:value="522" calcext:value-type="float">
            <text:p>522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420" calcext:value-type="float">
            <text:p>420</text:p>
          </table:table-cell>
          <table:table-cell table:style-name="ce26"/>
          <table:table-cell table:style-name="ce21" office:value-type="float" office:value="6" calcext:value-type="float">
            <text:p>6</text:p>
          </table:table-cell>
          <table:table-cell table:style-name="ce18" table:formula="of:=[.I67]+[.H68]" office:value-type="float" office:value="630" calcext:value-type="float">
            <text:p>630</text:p>
          </table:table-cell>
          <table:table-cell table:style-name="ce20" table:number-columns-repeated="2"/>
          <table:table-cell table:style-name="ce21" office:value-type="float" office:value="5" calcext:value-type="float">
            <text:p>5</text:p>
          </table:table-cell>
          <table:table-cell table:style-name="ce22" table:formula="of:=5*5*(ROW()-5)/3" office:value-type="float" office:value="525" calcext:value-type="float">
            <text:p>525</text:p>
          </table:table-cell>
          <table:table-cell table:style-name="ce27" office:value-type="float" office:value="330" calcext:value-type="float">
            <text:p>330</text:p>
          </table:table-cell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68]+[.A69]" office:value-type="float" office:value="528" calcext:value-type="float">
            <text:p>528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68]+[.H69]" office:value-type="float" office:value="636" calcext:value-type="float">
            <text:p>636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69]+[.A70]" office:value-type="float" office:value="534" calcext:value-type="float">
            <text:p>534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69]+[.H70]" office:value-type="float" office:value="642" calcext:value-type="float">
            <text:p>642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70]+[.A71]" office:value-type="float" office:value="540" calcext:value-type="float">
            <text:p>540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440" calcext:value-type="float">
            <text:p>44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70]+[.H71]" office:value-type="float" office:value="648" calcext:value-type="float">
            <text:p>648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550" calcext:value-type="float">
            <text:p>550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71]+[.A72]" office:value-type="float" office:value="546" calcext:value-type="float">
            <text:p>546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71]+[.H72]" office:value-type="float" office:value="654" calcext:value-type="float">
            <text:p>654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72]+[.A73]" office:value-type="float" office:value="552" calcext:value-type="float">
            <text:p>552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72]+[.H73]" office:value-type="float" office:value="660" calcext:value-type="float">
            <text:p>660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8" table:formula="of:=[.B73]+[.A74]" office:value-type="float" office:value="558" calcext:value-type="float">
            <text:p>558</text:p>
          </table:table-cell>
          <table:table-cell table:style-name="ce20" table:number-columns-repeated="2"/>
          <table:table-cell table:style-name="ce21" office:value-type="float" office:value="4" calcext:value-type="float">
            <text:p>4</text:p>
          </table:table-cell>
          <table:table-cell table:style-name="ce23" table:formula="of:=4*5*(ROW()-5)/3" office:value-type="float" office:value="460" calcext:value-type="float">
            <text:p>460</text:p>
          </table:table-cell>
          <table:table-cell table:style-name="ce27" office:value-type="float" office:value="320" calcext:value-type="float">
            <text:p>320</text:p>
          </table:table-cell>
          <table:table-cell table:style-name="ce14" office:value-type="float" office:value="6" calcext:value-type="float">
            <text:p>6</text:p>
          </table:table-cell>
          <table:table-cell table:style-name="ce17" table:formula="of:=[.I73]+[.H74]" office:value-type="float" office:value="666" calcext:value-type="float">
            <text:p>666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575" calcext:value-type="float">
            <text:p>575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74]+[.A75]" office:value-type="float" office:value="564" calcext:value-type="float">
            <text:p>564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74]+[.H75]" office:value-type="float" office:value="672" calcext:value-type="float">
            <text:p>672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75]+[.A76]" office:value-type="float" office:value="570" calcext:value-type="float">
            <text:p>570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75]+[.H76]" office:value-type="float" office:value="678" calcext:value-type="float">
            <text:p>678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76]+[.A77]" office:value-type="float" office:value="576" calcext:value-type="float">
            <text:p>576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480" calcext:value-type="float">
            <text:p>480</text:p>
          </table:table-cell>
          <table:table-cell table:style-name="ce26"/>
          <table:table-cell table:style-name="ce21" office:value-type="float" office:value="6" calcext:value-type="float">
            <text:p>6</text:p>
          </table:table-cell>
          <table:table-cell table:style-name="ce18" table:formula="of:=[.I76]+[.H77]" office:value-type="float" office:value="684" calcext:value-type="float">
            <text:p>684</text:p>
          </table:table-cell>
          <table:table-cell table:style-name="ce20" table:number-columns-repeated="2"/>
          <table:table-cell table:style-name="ce21" office:value-type="float" office:value="5" calcext:value-type="float">
            <text:p>5</text:p>
          </table:table-cell>
          <table:table-cell table:style-name="ce22" table:formula="of:=5*5*(ROW()-5)/3" office:value-type="float" office:value="600" calcext:value-type="float">
            <text:p>600</text:p>
          </table:table-cell>
          <table:table-cell table:style-name="ce27" office:value-type="float" office:value="340" calcext:value-type="float">
            <text:p>340</text:p>
          </table:table-cell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77]+[.A78]" office:value-type="float" office:value="582" calcext:value-type="float">
            <text:p>582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77]+[.H78]" office:value-type="float" office:value="690" calcext:value-type="float">
            <text:p>690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78]+[.A79]" office:value-type="float" office:value="588" calcext:value-type="float">
            <text:p>588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78]+[.H79]" office:value-type="float" office:value="696" calcext:value-type="float">
            <text:p>696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79]+[.A80]" office:value-type="float" office:value="594" calcext:value-type="float">
            <text:p>594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500" calcext:value-type="float">
            <text:p>50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79]+[.H80]" office:value-type="float" office:value="702" calcext:value-type="float">
            <text:p>702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625" calcext:value-type="float">
            <text:p>625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80]+[.A81]" office:value-type="float" office:value="600" calcext:value-type="float">
            <text:p>600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80]+[.H81]" office:value-type="float" office:value="708" calcext:value-type="float">
            <text:p>708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81]+[.A82]" office:value-type="float" office:value="606" calcext:value-type="float">
            <text:p>606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81]+[.H82]" office:value-type="float" office:value="714" calcext:value-type="float">
            <text:p>714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8" table:formula="of:=[.B82]+[.A83]" office:value-type="float" office:value="612" calcext:value-type="float">
            <text:p>612</text:p>
          </table:table-cell>
          <table:table-cell table:style-name="ce20" table:number-columns-repeated="2"/>
          <table:table-cell table:style-name="ce21" office:value-type="float" office:value="4" calcext:value-type="float">
            <text:p>4</text:p>
          </table:table-cell>
          <table:table-cell table:style-name="ce23" table:formula="of:=4*5*(ROW()-5)/3" office:value-type="float" office:value="520" calcext:value-type="float">
            <text:p>520</text:p>
          </table:table-cell>
          <table:table-cell table:style-name="ce27" office:value-type="float" office:value="330" calcext:value-type="float">
            <text:p>330</text:p>
          </table:table-cell>
          <table:table-cell table:style-name="ce14" office:value-type="float" office:value="6" calcext:value-type="float">
            <text:p>6</text:p>
          </table:table-cell>
          <table:table-cell table:style-name="ce17" table:formula="of:=[.I82]+[.H83]" office:value-type="float" office:value="720" calcext:value-type="float">
            <text:p>720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650" calcext:value-type="float">
            <text:p>650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83]+[.A84]" office:value-type="float" office:value="618" calcext:value-type="float">
            <text:p>618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83]+[.H84]" office:value-type="float" office:value="726" calcext:value-type="float">
            <text:p>726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84]+[.A85]" office:value-type="float" office:value="624" calcext:value-type="float">
            <text:p>624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84]+[.H85]" office:value-type="float" office:value="732" calcext:value-type="float">
            <text:p>732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85]+[.A86]" office:value-type="float" office:value="630" calcext:value-type="float">
            <text:p>630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540" calcext:value-type="float">
            <text:p>54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85]+[.H86]" office:value-type="float" office:value="738" calcext:value-type="float">
            <text:p>738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675" calcext:value-type="float">
            <text:p>675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86]+[.A87]" office:value-type="float" office:value="636" calcext:value-type="float">
            <text:p>636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86]+[.H87]" office:value-type="float" office:value="744" calcext:value-type="float">
            <text:p>744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87]+[.A88]" office:value-type="float" office:value="642" calcext:value-type="float">
            <text:p>642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87]+[.H88]" office:value-type="float" office:value="750" calcext:value-type="float">
            <text:p>750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88]+[.A89]" office:value-type="float" office:value="648" calcext:value-type="float">
            <text:p>648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560" calcext:value-type="float">
            <text:p>560</text:p>
          </table:table-cell>
          <table:table-cell table:style-name="ce26"/>
          <table:table-cell table:style-name="ce21" office:value-type="float" office:value="6" calcext:value-type="float">
            <text:p>6</text:p>
          </table:table-cell>
          <table:table-cell table:style-name="ce18" table:formula="of:=[.I88]+[.H89]" office:value-type="float" office:value="756" calcext:value-type="float">
            <text:p>756</text:p>
          </table:table-cell>
          <table:table-cell table:style-name="ce20" table:number-columns-repeated="2"/>
          <table:table-cell table:style-name="ce21" office:value-type="float" office:value="5" calcext:value-type="float">
            <text:p>5</text:p>
          </table:table-cell>
          <table:table-cell table:style-name="ce22" table:formula="of:=5*5*(ROW()-5)/3" office:value-type="float" office:value="700" calcext:value-type="float">
            <text:p>700</text:p>
          </table:table-cell>
          <table:table-cell table:style-name="ce27" office:value-type="float" office:value="350" calcext:value-type="float">
            <text:p>350</text:p>
          </table:table-cell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89]+[.A90]" office:value-type="float" office:value="654" calcext:value-type="float">
            <text:p>654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89]+[.H90]" office:value-type="float" office:value="762" calcext:value-type="float">
            <text:p>762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90]+[.A91]" office:value-type="float" office:value="660" calcext:value-type="float">
            <text:p>660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90]+[.H91]" office:value-type="float" office:value="768" calcext:value-type="float">
            <text:p>768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8" table:formula="of:=[.B91]+[.A92]" office:value-type="float" office:value="666" calcext:value-type="float">
            <text:p>666</text:p>
          </table:table-cell>
          <table:table-cell table:style-name="ce20" table:number-columns-repeated="2"/>
          <table:table-cell table:style-name="ce21" office:value-type="float" office:value="4" calcext:value-type="float">
            <text:p>4</text:p>
          </table:table-cell>
          <table:table-cell table:style-name="ce23" table:formula="of:=4*5*(ROW()-5)/3" office:value-type="float" office:value="580" calcext:value-type="float">
            <text:p>580</text:p>
          </table:table-cell>
          <table:table-cell table:style-name="ce27" office:value-type="float" office:value="340" calcext:value-type="float">
            <text:p>340</text:p>
          </table:table-cell>
          <table:table-cell table:style-name="ce14" office:value-type="float" office:value="6" calcext:value-type="float">
            <text:p>6</text:p>
          </table:table-cell>
          <table:table-cell table:style-name="ce17" table:formula="of:=[.I91]+[.H92]" office:value-type="float" office:value="774" calcext:value-type="float">
            <text:p>774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725" calcext:value-type="float">
            <text:p>725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92]+[.A93]" office:value-type="float" office:value="672" calcext:value-type="float">
            <text:p>672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92]+[.H93]" office:value-type="float" office:value="780" calcext:value-type="float">
            <text:p>780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93]+[.A94]" office:value-type="float" office:value="678" calcext:value-type="float">
            <text:p>678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93]+[.H94]" office:value-type="float" office:value="786" calcext:value-type="float">
            <text:p>786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94]+[.A95]" office:value-type="float" office:value="684" calcext:value-type="float">
            <text:p>684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600" calcext:value-type="float">
            <text:p>60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94]+[.H95]" office:value-type="float" office:value="792" calcext:value-type="float">
            <text:p>792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750" calcext:value-type="float">
            <text:p>750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95]+[.A96]" office:value-type="float" office:value="690" calcext:value-type="float">
            <text:p>690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95]+[.H96]" office:value-type="float" office:value="798" calcext:value-type="float">
            <text:p>798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96]+[.A97]" office:value-type="float" office:value="696" calcext:value-type="float">
            <text:p>696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96]+[.H97]" office:value-type="float" office:value="804" calcext:value-type="float">
            <text:p>804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97]+[.A98]" office:value-type="float" office:value="702" calcext:value-type="float">
            <text:p>702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620" calcext:value-type="float">
            <text:p>620</text:p>
          </table:table-cell>
          <table:table-cell table:style-name="ce26"/>
          <table:table-cell table:style-name="ce21" office:value-type="float" office:value="6" calcext:value-type="float">
            <text:p>6</text:p>
          </table:table-cell>
          <table:table-cell table:style-name="ce18" table:formula="of:=[.I97]+[.H98]" office:value-type="float" office:value="810" calcext:value-type="float">
            <text:p>810</text:p>
          </table:table-cell>
          <table:table-cell table:style-name="ce20" table:number-columns-repeated="2"/>
          <table:table-cell table:style-name="ce21" office:value-type="float" office:value="5" calcext:value-type="float">
            <text:p>5</text:p>
          </table:table-cell>
          <table:table-cell table:style-name="ce22" table:formula="of:=5*5*(ROW()-5)/3" office:value-type="float" office:value="775" calcext:value-type="float">
            <text:p>775</text:p>
          </table:table-cell>
          <table:table-cell table:style-name="ce27" office:value-type="float" office:value="360" calcext:value-type="float">
            <text:p>360</text:p>
          </table:table-cell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98]+[.A99]" office:value-type="float" office:value="708" calcext:value-type="float">
            <text:p>708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98]+[.H99]" office:value-type="float" office:value="816" calcext:value-type="float">
            <text:p>816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99]+[.A100]" office:value-type="float" office:value="714" calcext:value-type="float">
            <text:p>714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99]+[.H100]" office:value-type="float" office:value="822" calcext:value-type="float">
            <text:p>822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00]+[.A101]" office:value-type="float" office:value="720" calcext:value-type="float">
            <text:p>720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640" calcext:value-type="float">
            <text:p>64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00]+[.H101]" office:value-type="float" office:value="828" calcext:value-type="float">
            <text:p>828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800" calcext:value-type="float">
            <text:p>800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01]+[.A102]" office:value-type="float" office:value="726" calcext:value-type="float">
            <text:p>726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01]+[.H102]" office:value-type="float" office:value="834" calcext:value-type="float">
            <text:p>834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02]+[.A103]" office:value-type="float" office:value="732" calcext:value-type="float">
            <text:p>732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02]+[.H103]" office:value-type="float" office:value="840" calcext:value-type="float">
            <text:p>840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03]+[.A104]" office:value-type="float" office:value="738" calcext:value-type="float">
            <text:p>738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660" calcext:value-type="float">
            <text:p>66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03]+[.H104]" office:value-type="float" office:value="846" calcext:value-type="float">
            <text:p>846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825" calcext:value-type="float">
            <text:p>825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04]+[.A105]" office:value-type="float" office:value="744" calcext:value-type="float">
            <text:p>744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04]+[.H105]" office:value-type="float" office:value="852" calcext:value-type="float">
            <text:p>852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05]+[.A106]" office:value-type="float" office:value="750" calcext:value-type="float">
            <text:p>750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05]+[.H106]" office:value-type="float" office:value="858" calcext:value-type="float">
            <text:p>858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8" table:formula="of:=[.B106]+[.A107]" office:value-type="float" office:value="756" calcext:value-type="float">
            <text:p>756</text:p>
          </table:table-cell>
          <table:table-cell table:style-name="ce20" table:number-columns-repeated="2"/>
          <table:table-cell table:style-name="ce21" office:value-type="float" office:value="4" calcext:value-type="float">
            <text:p>4</text:p>
          </table:table-cell>
          <table:table-cell table:style-name="ce23" table:formula="of:=4*5*(ROW()-5)/3" office:value-type="float" office:value="680" calcext:value-type="float">
            <text:p>680</text:p>
          </table:table-cell>
          <table:table-cell table:style-name="ce27" office:value-type="float" office:value="350" calcext:value-type="float">
            <text:p>350</text:p>
          </table:table-cell>
          <table:table-cell table:style-name="ce14" office:value-type="float" office:value="6" calcext:value-type="float">
            <text:p>6</text:p>
          </table:table-cell>
          <table:table-cell table:style-name="ce17" table:formula="of:=[.I106]+[.H107]" office:value-type="float" office:value="864" calcext:value-type="float">
            <text:p>864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850" calcext:value-type="float">
            <text:p>850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07]+[.A108]" office:value-type="float" office:value="762" calcext:value-type="float">
            <text:p>762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07]+[.H108]" office:value-type="float" office:value="870" calcext:value-type="float">
            <text:p>870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08]+[.A109]" office:value-type="float" office:value="768" calcext:value-type="float">
            <text:p>768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08]+[.H109]" office:value-type="float" office:value="876" calcext:value-type="float">
            <text:p>876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09]+[.A110]" office:value-type="float" office:value="774" calcext:value-type="float">
            <text:p>774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700" calcext:value-type="float">
            <text:p>700</text:p>
          </table:table-cell>
          <table:table-cell table:style-name="ce26"/>
          <table:table-cell table:style-name="ce21" office:value-type="float" office:value="6" calcext:value-type="float">
            <text:p>6</text:p>
          </table:table-cell>
          <table:table-cell table:style-name="ce18" table:formula="of:=[.I109]+[.H110]" office:value-type="float" office:value="882" calcext:value-type="float">
            <text:p>882</text:p>
          </table:table-cell>
          <table:table-cell table:style-name="ce20" table:number-columns-repeated="2"/>
          <table:table-cell table:style-name="ce21" office:value-type="float" office:value="5" calcext:value-type="float">
            <text:p>5</text:p>
          </table:table-cell>
          <table:table-cell table:style-name="ce22" table:formula="of:=5*5*(ROW()-5)/3" office:value-type="float" office:value="875" calcext:value-type="float">
            <text:p>875</text:p>
          </table:table-cell>
          <table:table-cell table:style-name="ce27" office:value-type="float" office:value="370" calcext:value-type="float">
            <text:p>370</text:p>
          </table:table-cell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10]+[.A111]" office:value-type="float" office:value="780" calcext:value-type="float">
            <text:p>780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10]+[.H111]" office:value-type="float" office:value="888" calcext:value-type="float">
            <text:p>888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11]+[.A112]" office:value-type="float" office:value="786" calcext:value-type="float">
            <text:p>786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11]+[.H112]" office:value-type="float" office:value="894" calcext:value-type="float">
            <text:p>894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12]+[.A113]" office:value-type="float" office:value="792" calcext:value-type="float">
            <text:p>792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720" calcext:value-type="float">
            <text:p>72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12]+[.H113]" office:value-type="float" office:value="900" calcext:value-type="float">
            <text:p>900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900" calcext:value-type="float">
            <text:p>900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13]+[.A114]" office:value-type="float" office:value="798" calcext:value-type="float">
            <text:p>798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13]+[.H114]" office:value-type="float" office:value="906" calcext:value-type="float">
            <text:p>906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14]+[.A115]" office:value-type="float" office:value="804" calcext:value-type="float">
            <text:p>804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14]+[.H115]" office:value-type="float" office:value="912" calcext:value-type="float">
            <text:p>912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15]+[.A116]" office:value-type="float" office:value="810" calcext:value-type="float">
            <text:p>810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740" calcext:value-type="float">
            <text:p>74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15]+[.H116]" office:value-type="float" office:value="918" calcext:value-type="float">
            <text:p>918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925" calcext:value-type="float">
            <text:p>925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16]+[.A117]" office:value-type="float" office:value="816" calcext:value-type="float">
            <text:p>816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16]+[.H117]" office:value-type="float" office:value="924" calcext:value-type="float">
            <text:p>924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17]+[.A118]" office:value-type="float" office:value="822" calcext:value-type="float">
            <text:p>822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17]+[.H118]" office:value-type="float" office:value="930" calcext:value-type="float">
            <text:p>930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18]+[.A119]" office:value-type="float" office:value="828" calcext:value-type="float">
            <text:p>828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760" calcext:value-type="float">
            <text:p>76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18]+[.H119]" office:value-type="float" office:value="936" calcext:value-type="float">
            <text:p>936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950" calcext:value-type="float">
            <text:p>950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19]+[.A120]" office:value-type="float" office:value="834" calcext:value-type="float">
            <text:p>834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19]+[.H120]" office:value-type="float" office:value="942" calcext:value-type="float">
            <text:p>942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20]+[.A121]" office:value-type="float" office:value="840" calcext:value-type="float">
            <text:p>840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20]+[.H121]" office:value-type="float" office:value="948" calcext:value-type="float">
            <text:p>948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8" table:formula="of:=[.B121]+[.A122]" office:value-type="float" office:value="846" calcext:value-type="float">
            <text:p>846</text:p>
          </table:table-cell>
          <table:table-cell table:style-name="ce20" table:number-columns-repeated="2"/>
          <table:table-cell table:style-name="ce21" office:value-type="float" office:value="4" calcext:value-type="float">
            <text:p>4</text:p>
          </table:table-cell>
          <table:table-cell table:style-name="ce23" table:formula="of:=4*5*(ROW()-5)/3" office:value-type="float" office:value="780" calcext:value-type="float">
            <text:p>780</text:p>
          </table:table-cell>
          <table:table-cell table:style-name="ce27" office:value-type="float" office:value="360" calcext:value-type="float">
            <text:p>360</text:p>
          </table:table-cell>
          <table:table-cell table:style-name="ce14" office:value-type="float" office:value="6" calcext:value-type="float">
            <text:p>6</text:p>
          </table:table-cell>
          <table:table-cell table:style-name="ce17" table:formula="of:=[.I121]+[.H122]" office:value-type="float" office:value="954" calcext:value-type="float">
            <text:p>954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975" calcext:value-type="float">
            <text:p>975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22]+[.A123]" office:value-type="float" office:value="852" calcext:value-type="float">
            <text:p>852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22]+[.H123]" office:value-type="float" office:value="960" calcext:value-type="float">
            <text:p>960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23]+[.A124]" office:value-type="float" office:value="858" calcext:value-type="float">
            <text:p>858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23]+[.H124]" office:value-type="float" office:value="966" calcext:value-type="float">
            <text:p>966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24]+[.A125]" office:value-type="float" office:value="864" calcext:value-type="float">
            <text:p>864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800" calcext:value-type="float">
            <text:p>80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24]+[.H125]" office:value-type="float" office:value="972" calcext:value-type="float">
            <text:p>972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1000" calcext:value-type="float">
            <text:p>1000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25]+[.A126]" office:value-type="float" office:value="870" calcext:value-type="float">
            <text:p>870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25]+[.H126]" office:value-type="float" office:value="978" calcext:value-type="float">
            <text:p>978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26]+[.A127]" office:value-type="float" office:value="876" calcext:value-type="float">
            <text:p>876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26]+[.H127]" office:value-type="float" office:value="984" calcext:value-type="float">
            <text:p>984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27]+[.A128]" office:value-type="float" office:value="882" calcext:value-type="float">
            <text:p>882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820" calcext:value-type="float">
            <text:p>820</text:p>
          </table:table-cell>
          <table:table-cell table:style-name="ce26"/>
          <table:table-cell table:style-name="ce21" office:value-type="float" office:value="6" calcext:value-type="float">
            <text:p>6</text:p>
          </table:table-cell>
          <table:table-cell table:style-name="ce18" table:formula="of:=[.I127]+[.H128]" office:value-type="float" office:value="990" calcext:value-type="float">
            <text:p>990</text:p>
          </table:table-cell>
          <table:table-cell table:style-name="ce20" table:number-columns-repeated="2"/>
          <table:table-cell table:style-name="ce21" office:value-type="float" office:value="5" calcext:value-type="float">
            <text:p>5</text:p>
          </table:table-cell>
          <table:table-cell table:style-name="ce22" table:formula="of:=5*5*(ROW()-5)/3" office:value-type="float" office:value="1025" calcext:value-type="float">
            <text:p>1025</text:p>
          </table:table-cell>
          <table:table-cell table:style-name="ce27" office:value-type="float" office:value="380" calcext:value-type="float">
            <text:p>380</text:p>
          </table:table-cell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28]+[.A129]" office:value-type="float" office:value="888" calcext:value-type="float">
            <text:p>888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28]+[.H129]" office:value-type="float" office:value="996" calcext:value-type="float">
            <text:p>996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29]+[.A130]" office:value-type="float" office:value="894" calcext:value-type="float">
            <text:p>894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29]+[.H130]" office:value-type="float" office:value="1002" calcext:value-type="float">
            <text:p>1002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30]+[.A131]" office:value-type="float" office:value="900" calcext:value-type="float">
            <text:p>900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840" calcext:value-type="float">
            <text:p>84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30]+[.H131]" office:value-type="float" office:value="1008" calcext:value-type="float">
            <text:p>1008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1050" calcext:value-type="float">
            <text:p>1050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31]+[.A132]" office:value-type="float" office:value="906" calcext:value-type="float">
            <text:p>906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31]+[.H132]" office:value-type="float" office:value="1014" calcext:value-type="float">
            <text:p>1014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32]+[.A133]" office:value-type="float" office:value="912" calcext:value-type="float">
            <text:p>912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32]+[.H133]" office:value-type="float" office:value="1020" calcext:value-type="float">
            <text:p>1020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8" table:formula="of:=[.B133]+[.A134]" office:value-type="float" office:value="918" calcext:value-type="float">
            <text:p>918</text:p>
          </table:table-cell>
          <table:table-cell table:style-name="ce20" table:number-columns-repeated="2"/>
          <table:table-cell table:style-name="ce21" office:value-type="float" office:value="4" calcext:value-type="float">
            <text:p>4</text:p>
          </table:table-cell>
          <table:table-cell table:style-name="ce23" table:formula="of:=4*5*(ROW()-5)/3" office:value-type="float" office:value="860" calcext:value-type="float">
            <text:p>860</text:p>
          </table:table-cell>
          <table:table-cell table:style-name="ce27" office:value-type="float" office:value="370" calcext:value-type="float">
            <text:p>370</text:p>
          </table:table-cell>
          <table:table-cell table:style-name="ce14" office:value-type="float" office:value="6" calcext:value-type="float">
            <text:p>6</text:p>
          </table:table-cell>
          <table:table-cell table:style-name="ce17" table:formula="of:=[.I133]+[.H134]" office:value-type="float" office:value="1026" calcext:value-type="float">
            <text:p>1026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1075" calcext:value-type="float">
            <text:p>1075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34]+[.A135]" office:value-type="float" office:value="924" calcext:value-type="float">
            <text:p>924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34]+[.H135]" office:value-type="float" office:value="1032" calcext:value-type="float">
            <text:p>1032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35]+[.A136]" office:value-type="float" office:value="930" calcext:value-type="float">
            <text:p>930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35]+[.H136]" office:value-type="float" office:value="1038" calcext:value-type="float">
            <text:p>1038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36]+[.A137]" office:value-type="float" office:value="936" calcext:value-type="float">
            <text:p>936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880" calcext:value-type="float">
            <text:p>88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36]+[.H137]" office:value-type="float" office:value="1044" calcext:value-type="float">
            <text:p>1044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1100" calcext:value-type="float">
            <text:p>1100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37]+[.A138]" office:value-type="float" office:value="942" calcext:value-type="float">
            <text:p>942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37]+[.H138]" office:value-type="float" office:value="1050" calcext:value-type="float">
            <text:p>1050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38]+[.A139]" office:value-type="float" office:value="948" calcext:value-type="float">
            <text:p>948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38]+[.H139]" office:value-type="float" office:value="1056" calcext:value-type="float">
            <text:p>1056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39]+[.A140]" office:value-type="float" office:value="954" calcext:value-type="float">
            <text:p>954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900" calcext:value-type="float">
            <text:p>90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39]+[.H140]" office:value-type="float" office:value="1062" calcext:value-type="float">
            <text:p>1062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1125" calcext:value-type="float">
            <text:p>1125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40]+[.A141]" office:value-type="float" office:value="960" calcext:value-type="float">
            <text:p>960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40]+[.H141]" office:value-type="float" office:value="1068" calcext:value-type="float">
            <text:p>1068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41]+[.A142]" office:value-type="float" office:value="966" calcext:value-type="float">
            <text:p>966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41]+[.H142]" office:value-type="float" office:value="1074" calcext:value-type="float">
            <text:p>1074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42]+[.A143]" office:value-type="float" office:value="972" calcext:value-type="float">
            <text:p>972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920" calcext:value-type="float">
            <text:p>92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42]+[.H143]" office:value-type="float" office:value="1080" calcext:value-type="float">
            <text:p>1080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1150" calcext:value-type="float">
            <text:p>1150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43]+[.A144]" office:value-type="float" office:value="978" calcext:value-type="float">
            <text:p>978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43]+[.H144]" office:value-type="float" office:value="1086" calcext:value-type="float">
            <text:p>1086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44]+[.A145]" office:value-type="float" office:value="984" calcext:value-type="float">
            <text:p>984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44]+[.H145]" office:value-type="float" office:value="1092" calcext:value-type="float">
            <text:p>1092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45]+[.A146]" office:value-type="float" office:value="990" calcext:value-type="float">
            <text:p>990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940" calcext:value-type="float">
            <text:p>94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45]+[.H146]" office:value-type="float" office:value="1098" calcext:value-type="float">
            <text:p>1098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1175" calcext:value-type="float">
            <text:p>1175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46]+[.A147]" office:value-type="float" office:value="996" calcext:value-type="float">
            <text:p>996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46]+[.H147]" office:value-type="float" office:value="1104" calcext:value-type="float">
            <text:p>1104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47]+[.A148]" office:value-type="float" office:value="1002" calcext:value-type="float">
            <text:p>1002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47]+[.H148]" office:value-type="float" office:value="1110" calcext:value-type="float">
            <text:p>1110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48]+[.A149]" office:value-type="float" office:value="1008" calcext:value-type="float">
            <text:p>1008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960" calcext:value-type="float">
            <text:p>96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48]+[.H149]" office:value-type="float" office:value="1116" calcext:value-type="float">
            <text:p>1116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1200" calcext:value-type="float">
            <text:p>1200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49]+[.A150]" office:value-type="float" office:value="1014" calcext:value-type="float">
            <text:p>1014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49]+[.H150]" office:value-type="float" office:value="1122" calcext:value-type="float">
            <text:p>1122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50]+[.A151]" office:value-type="float" office:value="1020" calcext:value-type="float">
            <text:p>1020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50]+[.H151]" office:value-type="float" office:value="1128" calcext:value-type="float">
            <text:p>1128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51]+[.A152]" office:value-type="float" office:value="1026" calcext:value-type="float">
            <text:p>1026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980" calcext:value-type="float">
            <text:p>98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51]+[.H152]" office:value-type="float" office:value="1134" calcext:value-type="float">
            <text:p>1134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1225" calcext:value-type="float">
            <text:p>1225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52]+[.A153]" office:value-type="float" office:value="1032" calcext:value-type="float">
            <text:p>1032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52]+[.H153]" office:value-type="float" office:value="1140" calcext:value-type="float">
            <text:p>1140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53]+[.A154]" office:value-type="float" office:value="1038" calcext:value-type="float">
            <text:p>1038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53]+[.H154]" office:value-type="float" office:value="1146" calcext:value-type="float">
            <text:p>1146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54]+[.A155]" office:value-type="float" office:value="1044" calcext:value-type="float">
            <text:p>1044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1000" calcext:value-type="float">
            <text:p>100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54]+[.H155]" office:value-type="float" office:value="1152" calcext:value-type="float">
            <text:p>1152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1250" calcext:value-type="float">
            <text:p>1250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55]+[.A156]" office:value-type="float" office:value="1050" calcext:value-type="float">
            <text:p>1050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55]+[.H156]" office:value-type="float" office:value="1158" calcext:value-type="float">
            <text:p>1158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56]+[.A157]" office:value-type="float" office:value="1056" calcext:value-type="float">
            <text:p>1056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56]+[.H157]" office:value-type="float" office:value="1164" calcext:value-type="float">
            <text:p>1164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8" table:formula="of:=[.B157]+[.A158]" office:value-type="float" office:value="1062" calcext:value-type="float">
            <text:p>1062</text:p>
          </table:table-cell>
          <table:table-cell table:style-name="ce20" table:number-columns-repeated="2"/>
          <table:table-cell table:style-name="ce21" office:value-type="float" office:value="4" calcext:value-type="float">
            <text:p>4</text:p>
          </table:table-cell>
          <table:table-cell table:style-name="ce23" table:formula="of:=4*5*(ROW()-5)/3" office:value-type="float" office:value="1020" calcext:value-type="float">
            <text:p>1020</text:p>
          </table:table-cell>
          <table:table-cell table:style-name="ce27" office:value-type="float" office:value="380" calcext:value-type="float">
            <text:p>380</text:p>
          </table:table-cell>
          <table:table-cell table:style-name="ce21" office:value-type="float" office:value="6" calcext:value-type="float">
            <text:p>6</text:p>
          </table:table-cell>
          <table:table-cell table:style-name="ce18" table:formula="of:=[.I157]+[.H158]" office:value-type="float" office:value="1170" calcext:value-type="float">
            <text:p>1170</text:p>
          </table:table-cell>
          <table:table-cell table:style-name="ce20" table:number-columns-repeated="2"/>
          <table:table-cell table:style-name="ce21" office:value-type="float" office:value="5" calcext:value-type="float">
            <text:p>5</text:p>
          </table:table-cell>
          <table:table-cell table:style-name="ce22" table:formula="of:=5*5*(ROW()-5)/3" office:value-type="float" office:value="1275" calcext:value-type="float">
            <text:p>1275</text:p>
          </table:table-cell>
          <table:table-cell table:style-name="ce27" office:value-type="float" office:value="390" calcext:value-type="float">
            <text:p>390</text:p>
          </table:table-cell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58]+[.A159]" office:value-type="float" office:value="1068" calcext:value-type="float">
            <text:p>1068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58]+[.H159]" office:value-type="float" office:value="1176" calcext:value-type="float">
            <text:p>1176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59]+[.A160]" office:value-type="float" office:value="1074" calcext:value-type="float">
            <text:p>1074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59]+[.H160]" office:value-type="float" office:value="1182" calcext:value-type="float">
            <text:p>1182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60]+[.A161]" office:value-type="float" office:value="1080" calcext:value-type="float">
            <text:p>1080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1040" calcext:value-type="float">
            <text:p>104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60]+[.H161]" office:value-type="float" office:value="1188" calcext:value-type="float">
            <text:p>1188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1300" calcext:value-type="float">
            <text:p>1300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61]+[.A162]" office:value-type="float" office:value="1086" calcext:value-type="float">
            <text:p>1086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61]+[.H162]" office:value-type="float" office:value="1194" calcext:value-type="float">
            <text:p>1194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62]+[.A163]" office:value-type="float" office:value="1092" calcext:value-type="float">
            <text:p>1092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62]+[.H163]" office:value-type="float" office:value="1200" calcext:value-type="float">
            <text:p>1200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63]+[.A164]" office:value-type="float" office:value="1098" calcext:value-type="float">
            <text:p>1098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1060" calcext:value-type="float">
            <text:p>106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63]+[.H164]" office:value-type="float" office:value="1206" calcext:value-type="float">
            <text:p>1206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1325" calcext:value-type="float">
            <text:p>1325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64]+[.A165]" office:value-type="float" office:value="1104" calcext:value-type="float">
            <text:p>1104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64]+[.H165]" office:value-type="float" office:value="1212" calcext:value-type="float">
            <text:p>1212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65]+[.A166]" office:value-type="float" office:value="1110" calcext:value-type="float">
            <text:p>1110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65]+[.H166]" office:value-type="float" office:value="1218" calcext:value-type="float">
            <text:p>1218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66]+[.A167]" office:value-type="float" office:value="1116" calcext:value-type="float">
            <text:p>1116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1080" calcext:value-type="float">
            <text:p>108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66]+[.H167]" office:value-type="float" office:value="1224" calcext:value-type="float">
            <text:p>1224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1350" calcext:value-type="float">
            <text:p>1350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67]+[.A168]" office:value-type="float" office:value="1122" calcext:value-type="float">
            <text:p>1122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67]+[.H168]" office:value-type="float" office:value="1230" calcext:value-type="float">
            <text:p>1230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68]+[.A169]" office:value-type="float" office:value="1128" calcext:value-type="float">
            <text:p>1128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68]+[.H169]" office:value-type="float" office:value="1236" calcext:value-type="float">
            <text:p>1236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69]+[.A170]" office:value-type="float" office:value="1134" calcext:value-type="float">
            <text:p>1134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1100" calcext:value-type="float">
            <text:p>1100</text:p>
          </table:table-cell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69]+[.H170]" office:value-type="float" office:value="1242" calcext:value-type="float">
            <text:p>1242</text:p>
          </table:table-cell>
          <table:table-cell table:style-name="ce6" table:number-columns-repeated="2"/>
          <table:table-cell table:style-name="ce14" office:value-type="float" office:value="5" calcext:value-type="float">
            <text:p>5</text:p>
          </table:table-cell>
          <table:table-cell table:style-name="ce19" table:formula="of:=5*5*(ROW()-5)/3" office:value-type="float" office:value="1375" calcext:value-type="float">
            <text:p>1375</text:p>
          </table:table-cell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70]+[.A171]" office:value-type="float" office:value="1140" calcext:value-type="float">
            <text:p>1140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70]+[.H171]" office:value-type="float" office:value="1248" calcext:value-type="float">
            <text:p>1248</text:p>
          </table:table-cell>
          <table:table-cell table:style-name="ce14" office:value-type="float" office:value="5" calcext:value-type="float">
            <text:p>5</text:p>
          </table:table-cell>
          <table:table-cell table:style-name="ce6" table:number-columns-repeated="3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71]+[.A172]" office:value-type="float" office:value="1146" calcext:value-type="float">
            <text:p>1146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14" office:value-type="float" office:value="6" calcext:value-type="float">
            <text:p>6</text:p>
          </table:table-cell>
          <table:table-cell table:style-name="ce17" table:formula="of:=[.I171]+[.H172]" office:value-type="float" office:value="1254" calcext:value-type="float">
            <text:p>1254</text:p>
          </table:table-cell>
          <table:table-cell table:style-name="ce6"/>
          <table:table-cell table:style-name="ce14" office:value-type="float" office:value="5" calcext:value-type="float">
            <text:p>5</text:p>
          </table:table-cell>
          <table:table-cell table:style-name="ce6" table:number-columns-repeated="2"/>
          <table:table-cell table:style-name="ce26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72]+[.A173]" office:value-type="float" office:value="1152" calcext:value-type="float">
            <text:p>1152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1120" calcext:value-type="float">
            <text:p>1120</text:p>
          </table:table-cell>
          <table:table-cell table:style-name="ce26"/>
          <table:table-cell table:style-name="ce21" office:value-type="float" office:value="6" calcext:value-type="float">
            <text:p>6</text:p>
          </table:table-cell>
          <table:table-cell table:style-name="ce18" table:formula="of:=[.I172]+[.H173]" office:value-type="float" office:value="1260" calcext:value-type="float">
            <text:p>1260</text:p>
          </table:table-cell>
          <table:table-cell table:style-name="ce20" table:number-columns-repeated="2"/>
          <table:table-cell table:style-name="ce21" office:value-type="float" office:value="5" calcext:value-type="float">
            <text:p>5</text:p>
          </table:table-cell>
          <table:table-cell table:style-name="ce22" table:formula="of:=5*5*(ROW()-5)/3" office:value-type="float" office:value="1400" calcext:value-type="float">
            <text:p>1400</text:p>
          </table:table-cell>
          <table:table-cell table:style-name="ce27" office:value-type="float" office:value="400" calcext:value-type="float">
            <text:p>400</text:p>
          </table:table-cell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73]+[.A174]" office:value-type="float" office:value="1158" calcext:value-type="float">
            <text:p>1158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74]+[.A175]" office:value-type="float" office:value="1164" calcext:value-type="float">
            <text:p>1164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75]+[.A176]" office:value-type="float" office:value="1170" calcext:value-type="float">
            <text:p>1170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1140" calcext:value-type="float">
            <text:p>1140</text:p>
          </table:table-cell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76]+[.A177]" office:value-type="float" office:value="1176" calcext:value-type="float">
            <text:p>1176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77]+[.A178]" office:value-type="float" office:value="1182" calcext:value-type="float">
            <text:p>1182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78]+[.A179]" office:value-type="float" office:value="1188" calcext:value-type="float">
            <text:p>1188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1160" calcext:value-type="float">
            <text:p>1160</text:p>
          </table:table-cell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79]+[.A180]" office:value-type="float" office:value="1194" calcext:value-type="float">
            <text:p>1194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80]+[.A181]" office:value-type="float" office:value="1200" calcext:value-type="float">
            <text:p>1200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81]+[.A182]" office:value-type="float" office:value="1206" calcext:value-type="float">
            <text:p>1206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1180" calcext:value-type="float">
            <text:p>1180</text:p>
          </table:table-cell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82]+[.A183]" office:value-type="float" office:value="1212" calcext:value-type="float">
            <text:p>1212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83]+[.A184]" office:value-type="float" office:value="1218" calcext:value-type="float">
            <text:p>1218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84]+[.A185]" office:value-type="float" office:value="1224" calcext:value-type="float">
            <text:p>1224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1200" calcext:value-type="float">
            <text:p>1200</text:p>
          </table:table-cell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85]+[.A186]" office:value-type="float" office:value="1230" calcext:value-type="float">
            <text:p>1230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86]+[.A187]" office:value-type="float" office:value="1236" calcext:value-type="float">
            <text:p>1236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87]+[.A188]" office:value-type="float" office:value="1242" calcext:value-type="float">
            <text:p>1242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1220" calcext:value-type="float">
            <text:p>1220</text:p>
          </table:table-cell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88]+[.A189]" office:value-type="float" office:value="1248" calcext:value-type="float">
            <text:p>1248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89]+[.A190]" office:value-type="float" office:value="1254" calcext:value-type="float">
            <text:p>1254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90]+[.A191]" office:value-type="float" office:value="1260" calcext:value-type="float">
            <text:p>1260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1240" calcext:value-type="float">
            <text:p>1240</text:p>
          </table:table-cell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91]+[.A192]" office:value-type="float" office:value="1266" calcext:value-type="float">
            <text:p>1266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92]+[.A193]" office:value-type="float" office:value="1272" calcext:value-type="float">
            <text:p>1272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8" table:formula="of:=[.B193]+[.A194]" office:value-type="float" office:value="1278" calcext:value-type="float">
            <text:p>1278</text:p>
          </table:table-cell>
          <table:table-cell table:style-name="ce20" table:number-columns-repeated="2"/>
          <table:table-cell table:style-name="ce21" office:value-type="float" office:value="4" calcext:value-type="float">
            <text:p>4</text:p>
          </table:table-cell>
          <table:table-cell table:style-name="ce23" table:formula="of:=4*5*(ROW()-5)/3" office:value-type="float" office:value="1260" calcext:value-type="float">
            <text:p>1260</text:p>
          </table:table-cell>
          <table:table-cell table:style-name="ce27" office:value-type="float" office:value="390" calcext:value-type="float">
            <text:p>390</text:p>
          </table:table-cell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94]+[.A195]" office:value-type="float" office:value="1284" calcext:value-type="float">
            <text:p>1284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95]+[.A196]" office:value-type="float" office:value="1290" calcext:value-type="float">
            <text:p>1290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96]+[.A197]" office:value-type="float" office:value="1296" calcext:value-type="float">
            <text:p>1296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1280" calcext:value-type="float">
            <text:p>1280</text:p>
          </table:table-cell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97]+[.A198]" office:value-type="float" office:value="1302" calcext:value-type="float">
            <text:p>1302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98]+[.A199]" office:value-type="float" office:value="1308" calcext:value-type="float">
            <text:p>1308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199]+[.A200]" office:value-type="float" office:value="1314" calcext:value-type="float">
            <text:p>1314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1300" calcext:value-type="float">
            <text:p>1300</text:p>
          </table:table-cell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7" table:formula="of:=[.B200]+[.A201]" office:value-type="float" office:value="1320" calcext:value-type="float">
            <text:p>1320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4">
          <table:table-cell table:style-name="ce14" office:value-type="float" office:value="6" calcext:value-type="float">
            <text:p>6</text:p>
          </table:table-cell>
          <table:table-cell table:style-name="ce17" table:formula="of:=[.B201]+[.A202]" office:value-type="float" office:value="1326" calcext:value-type="float">
            <text:p>1326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4">
          <table:table-cell table:style-name="ce14" office:value-type="float" office:value="6" calcext:value-type="float">
            <text:p>6</text:p>
          </table:table-cell>
          <table:table-cell table:style-name="ce17" table:formula="of:=[.B202]+[.A203]" office:value-type="float" office:value="1332" calcext:value-type="float">
            <text:p>1332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1320" calcext:value-type="float">
            <text:p>1320</text:p>
          </table:table-cell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4">
          <table:table-cell table:style-name="ce14" office:value-type="float" office:value="6" calcext:value-type="float">
            <text:p>6</text:p>
          </table:table-cell>
          <table:table-cell table:style-name="ce17" table:formula="of:=[.B203]+[.A204]" office:value-type="float" office:value="1338" calcext:value-type="float">
            <text:p>1338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4">
          <table:table-cell table:style-name="ce14" office:value-type="float" office:value="6" calcext:value-type="float">
            <text:p>6</text:p>
          </table:table-cell>
          <table:table-cell table:style-name="ce17" table:formula="of:=[.B204]+[.A205]" office:value-type="float" office:value="1344" calcext:value-type="float">
            <text:p>1344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4">
          <table:table-cell table:style-name="ce14" office:value-type="float" office:value="6" calcext:value-type="float">
            <text:p>6</text:p>
          </table:table-cell>
          <table:table-cell table:style-name="ce17" table:formula="of:=[.B205]+[.A206]" office:value-type="float" office:value="1350" calcext:value-type="float">
            <text:p>1350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1340" calcext:value-type="float">
            <text:p>1340</text:p>
          </table:table-cell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4">
          <table:table-cell table:style-name="ce14" office:value-type="float" office:value="6" calcext:value-type="float">
            <text:p>6</text:p>
          </table:table-cell>
          <table:table-cell table:style-name="ce17" table:formula="of:=[.B206]+[.A207]" office:value-type="float" office:value="1356" calcext:value-type="float">
            <text:p>1356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4">
          <table:table-cell table:style-name="ce14" office:value-type="float" office:value="6" calcext:value-type="float">
            <text:p>6</text:p>
          </table:table-cell>
          <table:table-cell table:style-name="ce17" table:formula="of:=[.B207]+[.A208]" office:value-type="float" office:value="1362" calcext:value-type="float">
            <text:p>1362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4">
          <table:table-cell table:style-name="ce14" office:value-type="float" office:value="6" calcext:value-type="float">
            <text:p>6</text:p>
          </table:table-cell>
          <table:table-cell table:style-name="ce17" table:formula="of:=[.B208]+[.A209]" office:value-type="float" office:value="1368" calcext:value-type="float">
            <text:p>1368</text:p>
          </table:table-cell>
          <table:table-cell table:style-name="ce6" table:number-columns-repeated="2"/>
          <table:table-cell table:style-name="ce14" office:value-type="float" office:value="4" calcext:value-type="float">
            <text:p>4</text:p>
          </table:table-cell>
          <table:table-cell table:style-name="ce24" table:formula="of:=4*5*(ROW()-5)/3" office:value-type="float" office:value="1360" calcext:value-type="float">
            <text:p>1360</text:p>
          </table:table-cell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4">
          <table:table-cell table:style-name="ce14" office:value-type="float" office:value="6" calcext:value-type="float">
            <text:p>6</text:p>
          </table:table-cell>
          <table:table-cell table:style-name="ce17" table:formula="of:=[.B209]+[.A210]" office:value-type="float" office:value="1374" calcext:value-type="float">
            <text:p>1374</text:p>
          </table:table-cell>
          <table:table-cell table:style-name="ce14" office:value-type="float" office:value="4" calcext:value-type="float">
            <text:p>4</text:p>
          </table:table-cell>
          <table:table-cell table:style-name="ce6" table:number-columns-repeated="3"/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4">
          <table:table-cell table:style-name="ce14" office:value-type="float" office:value="6" calcext:value-type="float">
            <text:p>6</text:p>
          </table:table-cell>
          <table:table-cell table:style-name="ce17" table:formula="of:=[.B210]+[.A211]" office:value-type="float" office:value="1380" calcext:value-type="float">
            <text:p>1380</text:p>
          </table:table-cell>
          <table:table-cell table:style-name="ce6"/>
          <table:table-cell table:style-name="ce14" office:value-type="float" office:value="4" calcext:value-type="float">
            <text:p>4</text:p>
          </table:table-cell>
          <table:table-cell table:style-name="ce6" table:number-columns-repeated="2"/>
          <table:table-cell table:style-name="ce26"/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4">
          <table:table-cell table:style-name="ce14" office:value-type="float" office:value="6" calcext:value-type="float">
            <text:p>6</text:p>
          </table:table-cell>
          <table:table-cell table:style-name="ce18" table:formula="of:=[.B211]+[.A212]" office:value-type="float" office:value="1386" calcext:value-type="float">
            <text:p>1386</text:p>
          </table:table-cell>
          <table:table-cell table:style-name="ce20" table:number-columns-repeated="2"/>
          <table:table-cell table:style-name="ce21" office:value-type="float" office:value="4" calcext:value-type="float">
            <text:p>4</text:p>
          </table:table-cell>
          <table:table-cell table:style-name="ce23" table:formula="of:=4*5*(ROW()-5)/3" office:value-type="float" office:value="1380" calcext:value-type="float">
            <text:p>1380</text:p>
          </table:table-cell>
          <table:table-cell table:style-name="ce27" office:value-type="float" office:value="400" calcext:value-type="float">
            <text:p>400</text:p>
          </table:table-cell>
          <table:table-cell table:style-name="ce6" table:number-columns-repeated="6"/>
          <table:table-cell table:style-name="ce29"/>
          <table:table-cell table:number-columns-repeated="1010"/>
        </table:table-row>
        <table:table-row table:style-name="ro2" table:number-rows-repeated="559">
          <table:table-cell table:number-columns-repeated="1024"/>
        </table:table-row>
        <table:table-row table:style-name="ro4">
          <table:table-cell table:number-columns-repeated="6"/>
          <table:table-cell table:style-name="ce28" table:number-columns-repeated="2"/>
          <table:table-cell table:number-columns-repeated="1016"/>
        </table:table-row>
        <table:table-row table:style-name="ro2" table:number-rows-repeated="10478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1" table:target-range-address="'Level 380'.A3:'Level 380'.H3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/00/0000</text:date>, <text:time style:data-style-name="N2" text:time-value="22:46:56.6296198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evel_20_380" style:display-name="PageStyle_Level 38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terial_20_Seeker_20_and_20_Pizza_20_" style:display-name="PageStyle_Material Seeker and Pizza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4-12-14T22:47:33.781582391</dc:date>
    <meta:editing-duration>PT36S</meta:editing-duration>
    <meta:editing-cycles>2</meta:editing-cycles>
    <meta:document-statistic meta:table-count="2" meta:cell-count="1495" meta:object-count="0"/>
  </office:meta>
</office:document-meta>
</file>